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paragraph-rsid="1382f791"/>
    </style:style>
    <style:style style:name="P287" style:family="paragraph" style:parent-style-name="Text_20_body">
      <style:text-properties officeooo:paragraph-rsid="1384c193"/>
    </style:style>
    <style:style style:name="P288" style:family="paragraph" style:parent-style-name="Діалог">
      <style:text-properties officeooo:paragraph-rsid="152e37e8"/>
    </style:style>
    <style:style style:name="P289" style:family="paragraph" style:parent-style-name="Text_20_body">
      <style:text-properties officeooo:paragraph-rsid="138590f5"/>
    </style:style>
    <style:style style:name="P290" style:family="paragraph" style:parent-style-name="Text_20_body">
      <style:text-properties officeooo:paragraph-rsid="13873a07"/>
    </style:style>
    <style:style style:name="P291" style:family="paragraph" style:parent-style-name="Діалог">
      <style:text-properties officeooo:paragraph-rsid="15405521"/>
    </style:style>
    <style:style style:name="P292" style:family="paragraph" style:parent-style-name="Text_20_body">
      <style:paragraph-properties style:writing-mode="lr-tb"/>
      <style:text-properties officeooo:paragraph-rsid="13873a07"/>
    </style:style>
    <style:style style:name="P293" style:family="paragraph" style:parent-style-name="Text_20_body">
      <style:text-properties officeooo:rsid="138af6be" officeooo:paragraph-rsid="138af6be"/>
    </style:style>
    <style:style style:name="P294" style:family="paragraph" style:parent-style-name="Text_20_body">
      <style:text-properties officeooo:paragraph-rsid="155145a3"/>
    </style:style>
    <style:style style:name="P295" style:family="paragraph" style:parent-style-name="Text_20_body">
      <style:text-properties officeooo:paragraph-rsid="138e21cd"/>
    </style:style>
    <style:style style:name="P296" style:family="paragraph" style:parent-style-name="Text_20_body">
      <style:text-properties officeooo:paragraph-rsid="138f4b7c"/>
    </style:style>
    <style:style style:name="P297" style:family="paragraph" style:parent-style-name="Text_20_body">
      <style:text-properties officeooo:paragraph-rsid="139025bb"/>
    </style:style>
    <style:style style:name="P298" style:family="paragraph" style:parent-style-name="Text_20_body">
      <style:paragraph-properties style:writing-mode="lr-tb"/>
      <style:text-properties officeooo:paragraph-rsid="139025bb"/>
    </style:style>
    <style:style style:name="P299" style:family="paragraph" style:parent-style-name="Діалог">
      <style:text-properties officeooo:paragraph-rsid="156795b4"/>
    </style:style>
    <style:style style:name="P300" style:family="paragraph" style:parent-style-name="Text_20_body">
      <style:text-properties officeooo:paragraph-rsid="1391987f"/>
    </style:style>
    <style:style style:name="P301" style:family="paragraph" style:parent-style-name="Text_20_body">
      <style:text-properties officeooo:paragraph-rsid="1391ed8a"/>
    </style:style>
    <style:style style:name="P302" style:family="paragraph" style:parent-style-name="Text_20_body">
      <style:text-properties officeooo:paragraph-rsid="139287f9"/>
    </style:style>
    <style:style style:name="P303" style:family="paragraph" style:parent-style-name="Text_20_body">
      <style:paragraph-properties style:writing-mode="lr-tb"/>
      <style:text-properties officeooo:paragraph-rsid="1392fc44"/>
    </style:style>
    <style:style style:name="P304" style:family="paragraph" style:parent-style-name="Text_20_body">
      <style:text-properties officeooo:paragraph-rsid="1392fc44"/>
    </style:style>
    <style:style style:name="P305" style:family="paragraph" style:parent-style-name="Text_20_body">
      <style:paragraph-properties style:writing-mode="lr-tb"/>
      <style:text-properties officeooo:paragraph-rsid="13949331"/>
    </style:style>
    <style:style style:name="P306" style:family="paragraph" style:parent-style-name="Діалог">
      <style:text-properties officeooo:paragraph-rsid="1582f8a0"/>
    </style:style>
    <style:style style:name="P307" style:family="paragraph" style:parent-style-name="Text_20_body">
      <style:text-properties officeooo:paragraph-rsid="1395f62d"/>
    </style:style>
    <style:style style:name="P308" style:family="paragraph" style:parent-style-name="Text_20_body">
      <style:text-properties officeooo:paragraph-rsid="139aa82b"/>
    </style:style>
    <style:style style:name="P309" style:family="paragraph" style:parent-style-name="Text_20_body">
      <style:text-properties officeooo:paragraph-rsid="1397b714"/>
    </style:style>
    <style:style style:name="P310" style:family="paragraph" style:parent-style-name="Text_20_body">
      <style:text-properties officeooo:paragraph-rsid="13999b57"/>
    </style:style>
    <style:style style:name="P311" style:family="paragraph" style:parent-style-name="Text_20_body">
      <style:text-properties officeooo:paragraph-rsid="1398f374"/>
    </style:style>
    <style:style style:name="P312" style:family="paragraph" style:parent-style-name="Думки_20_Сансет">
      <style:text-properties officeooo:rsid="13999b57"/>
    </style:style>
    <style:style style:name="P313" style:family="paragraph" style:parent-style-name="Heading_20_1">
      <style:text-properties officeooo:paragraph-rsid="1414026e"/>
    </style:style>
    <style:style style:name="P314" style:family="paragraph" style:parent-style-name="Footnote">
      <style:text-properties officeooo:paragraph-rsid="141271b7"/>
    </style:style>
    <style:style style:name="P315" style:family="paragraph" style:parent-style-name="Footnote">
      <style:text-properties officeooo:rsid="159fe41f" officeooo:paragraph-rsid="159fe41f"/>
    </style:style>
    <style:style style:name="P316" style:family="paragraph" style:parent-style-name="Думки_20_Сансет">
      <style:text-properties officeooo:paragraph-rsid="1417d77c"/>
    </style:style>
    <style:style style:name="P317" style:family="paragraph" style:parent-style-name="Text_20_body">
      <style:text-properties officeooo:paragraph-rsid="1124664c"/>
    </style:style>
    <style:style style:name="P318" style:family="paragraph" style:parent-style-name="Діалог">
      <style:text-properties officeooo:paragraph-rsid="139dac61"/>
    </style:style>
    <style:style style:name="P319" style:family="paragraph" style:parent-style-name="Text_20_body">
      <style:text-properties officeooo:rsid="141bad0c" officeooo:paragraph-rsid="1124664c"/>
    </style:style>
    <style:style style:name="P320" style:family="paragraph" style:parent-style-name="Діалог">
      <style:text-properties officeooo:paragraph-rsid="139efc8d"/>
    </style:style>
    <style:style style:name="P321" style:family="paragraph" style:parent-style-name="Діалог">
      <style:text-properties officeooo:paragraph-rsid="141ffa2b"/>
    </style:style>
    <style:style style:name="P322" style:family="paragraph" style:parent-style-name="Діалог">
      <style:text-properties officeooo:paragraph-rsid="13a242b9"/>
    </style:style>
    <style:style style:name="P323" style:family="paragraph" style:parent-style-name="Text_20_body">
      <style:text-properties officeooo:rsid="14243c95" officeooo:paragraph-rsid="1124664c"/>
    </style:style>
    <style:style style:name="P324" style:family="paragraph" style:parent-style-name="Text_20_body">
      <style:text-properties officeooo:paragraph-rsid="11258ccc"/>
    </style:style>
    <style:style style:name="P325" style:family="paragraph" style:parent-style-name="Text_20_body">
      <style:paragraph-properties style:writing-mode="lr-tb"/>
      <style:text-properties officeooo:paragraph-rsid="1126e4c2"/>
    </style:style>
    <style:style style:name="P326" style:family="paragraph" style:parent-style-name="Text_20_body">
      <style:text-properties officeooo:paragraph-rsid="1126e4c2"/>
    </style:style>
    <style:style style:name="P327" style:family="paragraph" style:parent-style-name="Діалог">
      <style:text-properties officeooo:paragraph-rsid="13a2cde0"/>
    </style:style>
    <style:style style:name="P328" style:family="paragraph" style:parent-style-name="Text_20_body">
      <style:text-properties officeooo:rsid="14271585" officeooo:paragraph-rsid="1128933e"/>
    </style:style>
    <style:style style:name="P329" style:family="paragraph" style:parent-style-name="Діалог">
      <style:paragraph-properties style:writing-mode="lr-tb"/>
      <style:text-properties officeooo:paragraph-rsid="13a2cde0"/>
    </style:style>
    <style:style style:name="P330" style:family="paragraph" style:parent-style-name="Text_20_body">
      <style:text-properties officeooo:paragraph-rsid="1128933e"/>
    </style:style>
    <style:style style:name="P331" style:family="paragraph" style:parent-style-name="Text_20_body">
      <style:text-properties officeooo:rsid="1429d8d2" officeooo:paragraph-rsid="11291899"/>
    </style:style>
    <style:style style:name="P332" style:family="paragraph" style:parent-style-name="Діалог">
      <style:paragraph-properties style:writing-mode="lr-tb"/>
      <style:text-properties officeooo:paragraph-rsid="13a3b32e"/>
    </style:style>
    <style:style style:name="P333" style:family="paragraph" style:parent-style-name="Text_20_body">
      <style:text-properties officeooo:paragraph-rsid="1129ca41"/>
    </style:style>
    <style:style style:name="P334" style:family="paragraph" style:parent-style-name="Діалог">
      <style:text-properties officeooo:paragraph-rsid="13a3b32e"/>
    </style:style>
    <style:style style:name="P335" style:family="paragraph" style:parent-style-name="Діалог">
      <style:text-properties officeooo:paragraph-rsid="142cd794"/>
    </style:style>
    <style:style style:name="P336" style:family="paragraph" style:parent-style-name="Діалог">
      <style:text-properties officeooo:paragraph-rsid="13a5852e"/>
    </style:style>
    <style:style style:name="P337" style:family="paragraph" style:parent-style-name="Діалог">
      <style:text-properties officeooo:paragraph-rsid="13a77cba"/>
    </style:style>
    <style:style style:name="P338" style:family="paragraph" style:parent-style-name="Думки_20_Сансет">
      <style:paragraph-properties style:writing-mode="lr-tb"/>
      <style:text-properties officeooo:rsid="142ea6c3"/>
    </style:style>
    <style:style style:name="P339" style:family="paragraph" style:parent-style-name="Text_20_body">
      <style:text-properties officeooo:rsid="142ea6c3" officeooo:paragraph-rsid="1129ca41"/>
    </style:style>
    <style:style style:name="P340" style:family="paragraph" style:parent-style-name="Діалог">
      <style:text-properties officeooo:paragraph-rsid="13a94773"/>
    </style:style>
    <style:style style:name="P341" style:family="paragraph" style:parent-style-name="Text_20_body">
      <style:text-properties officeooo:paragraph-rsid="112bc510"/>
    </style:style>
    <style:style style:name="P342" style:family="paragraph" style:parent-style-name="Діалог">
      <style:text-properties officeooo:paragraph-rsid="13ab04f3"/>
    </style:style>
    <style:style style:name="P343" style:family="paragraph" style:parent-style-name="Діалог">
      <style:text-properties officeooo:paragraph-rsid="13aba34a"/>
    </style:style>
    <style:style style:name="P344" style:family="paragraph" style:parent-style-name="Діалог">
      <style:text-properties officeooo:paragraph-rsid="13adf9c9"/>
    </style:style>
    <style:style style:name="P345" style:family="paragraph" style:parent-style-name="Text_20_body">
      <style:text-properties officeooo:paragraph-rsid="112e8815"/>
    </style:style>
    <style:style style:name="P346" style:family="paragraph" style:parent-style-name="Діалог">
      <style:text-properties officeooo:paragraph-rsid="13aea733"/>
    </style:style>
    <style:style style:name="P347" style:family="paragraph" style:parent-style-name="Text_20_body">
      <style:text-properties officeooo:paragraph-rsid="113041f2"/>
    </style:style>
    <style:style style:name="P348" style:family="paragraph" style:parent-style-name="Діалог">
      <style:text-properties officeooo:paragraph-rsid="13aec8b3"/>
    </style:style>
    <style:style style:name="P349" style:family="paragraph" style:parent-style-name="Діалог">
      <style:text-properties officeooo:paragraph-rsid="13b2e7be"/>
    </style:style>
    <style:style style:name="P350" style:family="paragraph" style:parent-style-name="Пропуск">
      <style:text-properties fo:font-style="italic" style:font-style-asian="italic" style:font-style-complex="italic"/>
    </style:style>
    <style:style style:name="P351" style:family="paragraph" style:parent-style-name="Діалог">
      <style:text-properties officeooo:paragraph-rsid="13b3b08e"/>
    </style:style>
    <style:style style:name="P352" style:family="paragraph" style:parent-style-name="Text_20_body">
      <style:text-properties officeooo:paragraph-rsid="113160f4"/>
    </style:style>
    <style:style style:name="P353" style:family="paragraph" style:parent-style-name="Діалог">
      <style:text-properties officeooo:paragraph-rsid="13b56965"/>
    </style:style>
    <style:style style:name="P354" style:family="paragraph" style:parent-style-name="Text_20_body">
      <style:text-properties officeooo:paragraph-rsid="1132d8ea"/>
    </style:style>
    <style:style style:name="P355" style:family="paragraph" style:parent-style-name="Діалог">
      <style:text-properties officeooo:paragraph-rsid="13b8a50f"/>
    </style:style>
    <style:style style:name="P356" style:family="paragraph" style:parent-style-name="Text_20_body">
      <style:text-properties officeooo:paragraph-rsid="113959ce"/>
    </style:style>
    <style:style style:name="P357" style:family="paragraph" style:parent-style-name="Діалог">
      <style:text-properties officeooo:paragraph-rsid="13b92d32"/>
    </style:style>
    <style:style style:name="P358" style:family="paragraph" style:parent-style-name="Text_20_body">
      <style:text-properties officeooo:paragraph-rsid="113b2170"/>
    </style:style>
    <style:style style:name="P359" style:family="paragraph" style:parent-style-name="Text_20_body">
      <style:text-properties officeooo:paragraph-rsid="113cffb2"/>
    </style:style>
    <style:style style:name="P360" style:family="paragraph" style:parent-style-name="Діалог">
      <style:text-properties officeooo:paragraph-rsid="13bad8ca"/>
    </style:style>
    <style:style style:name="P361" style:family="paragraph" style:parent-style-name="Text_20_body">
      <style:text-properties officeooo:paragraph-rsid="113d2755"/>
    </style:style>
    <style:style style:name="P362" style:family="paragraph" style:parent-style-name="Діалог">
      <style:text-properties officeooo:paragraph-rsid="13bdf267"/>
    </style:style>
    <style:style style:name="P363" style:family="paragraph" style:parent-style-name="Text_20_body">
      <style:text-properties officeooo:paragraph-rsid="113ef219"/>
    </style:style>
    <style:style style:name="P364" style:family="paragraph" style:parent-style-name="Діалог">
      <style:text-properties officeooo:paragraph-rsid="13be58b8"/>
    </style:style>
    <style:style style:name="P365" style:family="paragraph" style:parent-style-name="Діалог">
      <style:text-properties officeooo:paragraph-rsid="13be7c94"/>
    </style:style>
    <style:style style:name="P366" style:family="paragraph" style:parent-style-name="Діалог">
      <style:text-properties officeooo:paragraph-rsid="13c05c49"/>
    </style:style>
    <style:style style:name="P367" style:family="paragraph" style:parent-style-name="Text_20_body">
      <style:text-properties officeooo:paragraph-rsid="113f4236"/>
    </style:style>
    <style:style style:name="P368" style:family="paragraph" style:parent-style-name="Діалог">
      <style:text-properties officeooo:paragraph-rsid="13c0fc10"/>
    </style:style>
    <style:style style:name="P369" style:family="paragraph" style:parent-style-name="Діалог">
      <style:text-properties officeooo:paragraph-rsid="13c1d8b8"/>
    </style:style>
    <style:style style:name="P370" style:family="paragraph" style:parent-style-name="Діалог">
      <style:text-properties officeooo:paragraph-rsid="13c3159e"/>
    </style:style>
    <style:style style:name="P371" style:family="paragraph" style:parent-style-name="Діалог">
      <style:text-properties officeooo:paragraph-rsid="13c4b308"/>
    </style:style>
    <style:style style:name="P372" style:family="paragraph" style:parent-style-name="Text_20_body">
      <style:text-properties officeooo:paragraph-rsid="113f5861"/>
    </style:style>
    <style:style style:name="P373" style:family="paragraph" style:parent-style-name="Діалог">
      <style:text-properties officeooo:paragraph-rsid="13c4f535"/>
    </style:style>
    <style:style style:name="P374" style:family="paragraph" style:parent-style-name="Діалог">
      <style:text-properties officeooo:paragraph-rsid="13c52056"/>
    </style:style>
    <style:style style:name="P375" style:family="paragraph" style:parent-style-name="Діалог">
      <style:text-properties officeooo:paragraph-rsid="13c6d4b2"/>
    </style:style>
    <style:style style:name="P376" style:family="paragraph" style:parent-style-name="Діалог">
      <style:text-properties officeooo:paragraph-rsid="13c9d1fe"/>
    </style:style>
    <style:style style:name="P377" style:family="paragraph" style:parent-style-name="Text_20_body">
      <style:text-properties officeooo:paragraph-rsid="113f69f0"/>
    </style:style>
    <style:style style:name="P378" style:family="paragraph" style:parent-style-name="Text_20_body">
      <style:text-properties officeooo:paragraph-rsid="1140ed15"/>
    </style:style>
    <style:style style:name="P379" style:family="paragraph" style:parent-style-name="Діалог">
      <style:text-properties officeooo:paragraph-rsid="13c9fb0a"/>
    </style:style>
    <style:style style:name="P380" style:family="paragraph" style:parent-style-name="Діалог">
      <style:text-properties officeooo:paragraph-rsid="13ca70be"/>
    </style:style>
    <style:style style:name="P381" style:family="paragraph" style:parent-style-name="Text_20_body">
      <style:text-properties officeooo:paragraph-rsid="1142b8b5"/>
    </style:style>
    <style:style style:name="P382" style:family="paragraph" style:parent-style-name="Діалог">
      <style:text-properties officeooo:paragraph-rsid="13cb75d3"/>
    </style:style>
    <style:style style:name="P383" style:family="paragraph" style:parent-style-name="Діалог">
      <style:text-properties officeooo:paragraph-rsid="13cc2bad"/>
    </style:style>
    <style:style style:name="P384" style:family="paragraph" style:parent-style-name="Діалог">
      <style:text-properties officeooo:paragraph-rsid="13ccebc4"/>
    </style:style>
    <style:style style:name="P385" style:family="paragraph" style:parent-style-name="Text_20_body">
      <style:text-properties officeooo:paragraph-rsid="11452014"/>
    </style:style>
    <style:style style:name="P386" style:family="paragraph" style:parent-style-name="Діалог">
      <style:text-properties officeooo:paragraph-rsid="13cd2b63"/>
    </style:style>
    <style:style style:name="P387" style:family="paragraph" style:parent-style-name="Діалог">
      <style:paragraph-properties style:writing-mode="lr-tb"/>
      <style:text-properties officeooo:paragraph-rsid="13cd2b63"/>
    </style:style>
    <style:style style:name="P388" style:family="paragraph" style:parent-style-name="Діалог">
      <style:text-properties officeooo:paragraph-rsid="13cf138e"/>
    </style:style>
    <style:style style:name="P389" style:family="paragraph" style:parent-style-name="Діалог">
      <style:text-properties officeooo:paragraph-rsid="13d01b1f"/>
    </style:style>
    <style:style style:name="P390" style:family="paragraph" style:parent-style-name="Діалог">
      <style:text-properties officeooo:paragraph-rsid="13d06b02"/>
    </style:style>
    <style:style style:name="P391" style:family="paragraph" style:parent-style-name="Text_20_body">
      <style:text-properties officeooo:paragraph-rsid="13d26685"/>
    </style:style>
    <style:style style:name="P392" style:family="paragraph" style:parent-style-name="Діалог">
      <style:text-properties officeooo:paragraph-rsid="13d26685"/>
    </style:style>
    <style:style style:name="P393" style:family="paragraph" style:parent-style-name="Text_20_body">
      <style:text-properties officeooo:paragraph-rsid="11459b47"/>
    </style:style>
    <style:style style:name="P394" style:family="paragraph" style:parent-style-name="Діалог">
      <style:text-properties officeooo:paragraph-rsid="13d35ffa"/>
    </style:style>
    <style:style style:name="P395" style:family="paragraph" style:parent-style-name="Діалог">
      <style:text-properties officeooo:paragraph-rsid="13d4d15e"/>
    </style:style>
    <style:style style:name="P396" style:family="paragraph" style:parent-style-name="Діалог">
      <style:text-properties officeooo:paragraph-rsid="13d4f674"/>
    </style:style>
    <style:style style:name="P397" style:family="paragraph" style:parent-style-name="Діалог">
      <style:text-properties officeooo:paragraph-rsid="13d712c7"/>
    </style:style>
    <style:style style:name="P398" style:family="paragraph" style:parent-style-name="Діалог">
      <style:text-properties officeooo:paragraph-rsid="13d73ad4"/>
    </style:style>
    <style:style style:name="P399" style:family="paragraph" style:parent-style-name="Text_20_body">
      <style:text-properties officeooo:rsid="13d73ad4" officeooo:paragraph-rsid="11459b47"/>
    </style:style>
    <style:style style:name="P400" style:family="paragraph" style:parent-style-name="Text_20_body">
      <style:text-properties officeooo:rsid="13d80193"/>
    </style:style>
    <style:style style:name="P401" style:family="paragraph" style:parent-style-name="Діалог">
      <style:text-properties officeooo:paragraph-rsid="13d80193"/>
    </style:style>
    <style:style style:name="P402" style:family="paragraph" style:parent-style-name="Діалог">
      <style:text-properties officeooo:paragraph-rsid="13d9695d"/>
    </style:style>
    <style:style style:name="P403" style:family="paragraph" style:parent-style-name="Діалог">
      <style:text-properties officeooo:paragraph-rsid="13dba507"/>
    </style:style>
    <style:style style:name="P404" style:family="paragraph" style:parent-style-name="Діалог">
      <style:text-properties officeooo:paragraph-rsid="13dc644a"/>
    </style:style>
    <style:style style:name="P405" style:family="paragraph" style:parent-style-name="Діалог">
      <style:text-properties officeooo:paragraph-rsid="13de5c28"/>
    </style:style>
    <style:style style:name="P406" style:family="paragraph" style:parent-style-name="Text_20_body">
      <style:text-properties officeooo:paragraph-rsid="114682f6"/>
    </style:style>
    <style:style style:name="P407" style:family="paragraph" style:parent-style-name="Діалог">
      <style:text-properties officeooo:paragraph-rsid="13e16378"/>
    </style:style>
    <style:style style:name="P408" style:family="paragraph" style:parent-style-name="Діалог">
      <style:text-properties officeooo:paragraph-rsid="13e2ca9e"/>
    </style:style>
    <style:style style:name="P409" style:family="paragraph" style:parent-style-name="Text_20_body">
      <style:text-properties officeooo:paragraph-rsid="1146881e"/>
    </style:style>
    <style:style style:name="P410" style:family="paragraph" style:parent-style-name="Діалог">
      <style:text-properties officeooo:paragraph-rsid="13e35c5f"/>
    </style:style>
    <style:style style:name="P411" style:family="paragraph" style:parent-style-name="Діалог">
      <style:text-properties officeooo:paragraph-rsid="13e35d30"/>
    </style:style>
    <style:style style:name="P412" style:family="paragraph" style:parent-style-name="Text_20_body">
      <style:text-properties officeooo:paragraph-rsid="1148622c"/>
    </style:style>
    <style:style style:name="P413" style:family="paragraph" style:parent-style-name="Діалог">
      <style:text-properties officeooo:paragraph-rsid="13e4bcf8"/>
    </style:style>
    <style:style style:name="P414" style:family="paragraph" style:parent-style-name="Діалог">
      <style:text-properties officeooo:paragraph-rsid="13e55869"/>
    </style:style>
    <style:style style:name="P415" style:family="paragraph" style:parent-style-name="Text_20_body">
      <style:text-properties officeooo:paragraph-rsid="114983c7"/>
    </style:style>
    <style:style style:name="P416" style:family="paragraph" style:parent-style-name="Діалог">
      <style:text-properties officeooo:paragraph-rsid="13e6e911"/>
    </style:style>
    <style:style style:name="P417" style:family="paragraph" style:parent-style-name="Діалог">
      <style:text-properties officeooo:paragraph-rsid="13e77de3"/>
    </style:style>
    <style:style style:name="P418" style:family="paragraph" style:parent-style-name="Text_20_body">
      <style:paragraph-properties style:writing-mode="lr-tb"/>
      <style:text-properties officeooo:rsid="13e77de3" officeooo:paragraph-rsid="114ad854"/>
    </style:style>
    <style:style style:name="P419" style:family="paragraph" style:parent-style-name="Діалог">
      <style:text-properties officeooo:paragraph-rsid="13e95bf9"/>
    </style:style>
    <style:style style:name="P420" style:family="paragraph" style:parent-style-name="Text_20_body">
      <style:text-properties officeooo:paragraph-rsid="114ad854"/>
    </style:style>
    <style:style style:name="P421" style:family="paragraph" style:parent-style-name="Діалог">
      <style:text-properties officeooo:paragraph-rsid="13eafb8c"/>
    </style:style>
    <style:style style:name="P422" style:family="paragraph" style:parent-style-name="Діалог">
      <style:text-properties officeooo:paragraph-rsid="13ecd2f9"/>
    </style:style>
    <style:style style:name="P423" style:family="paragraph" style:parent-style-name="Text_20_body">
      <style:text-properties officeooo:paragraph-rsid="114b5c05"/>
    </style:style>
    <style:style style:name="P424" style:family="paragraph" style:parent-style-name="Text_20_body">
      <style:text-properties officeooo:paragraph-rsid="114b9c66"/>
    </style:style>
    <style:style style:name="P425" style:family="paragraph" style:parent-style-name="Діалог">
      <style:text-properties officeooo:paragraph-rsid="13ee8882"/>
    </style:style>
    <style:style style:name="P426" style:family="paragraph" style:parent-style-name="Text_20_body">
      <style:text-properties officeooo:paragraph-rsid="114bfc88"/>
    </style:style>
    <style:style style:name="P427" style:family="paragraph" style:parent-style-name="Text_20_body">
      <style:text-properties officeooo:paragraph-rsid="114d2ae3"/>
    </style:style>
    <style:style style:name="P428" style:family="paragraph" style:parent-style-name="Діалог">
      <style:text-properties officeooo:paragraph-rsid="13eed19a"/>
    </style:style>
    <style:style style:name="P429" style:family="paragraph" style:parent-style-name="Діалог">
      <style:text-properties officeooo:paragraph-rsid="13f00a18"/>
    </style:style>
    <style:style style:name="P430" style:family="paragraph" style:parent-style-name="Text_20_body">
      <style:text-properties officeooo:paragraph-rsid="114f23a4"/>
    </style:style>
    <style:style style:name="P431" style:family="paragraph" style:parent-style-name="Діалог">
      <style:text-properties officeooo:paragraph-rsid="13f1a365"/>
    </style:style>
    <style:style style:name="P432" style:family="paragraph" style:parent-style-name="Діалог">
      <style:text-properties officeooo:paragraph-rsid="13f34b04"/>
    </style:style>
    <style:style style:name="P433" style:family="paragraph" style:parent-style-name="Діалог">
      <style:text-properties officeooo:paragraph-rsid="13f3bdbc"/>
    </style:style>
    <style:style style:name="P434" style:family="paragraph" style:parent-style-name="Text_20_body">
      <style:text-properties officeooo:paragraph-rsid="114fed66"/>
    </style:style>
    <style:style style:name="P435" style:family="paragraph" style:parent-style-name="Думки_20_Твайлайт">
      <style:text-properties officeooo:paragraph-rsid="115231f4"/>
    </style:style>
    <style:style style:name="P436" style:family="paragraph" style:parent-style-name="Text_20_body">
      <style:text-properties fo:font-style="italic" officeooo:paragraph-rsid="115494cb"/>
    </style:style>
    <style:style style:name="P437" style:family="paragraph" style:parent-style-name="Text_20_body">
      <style:text-properties officeooo:paragraph-rsid="115494cb"/>
    </style:style>
    <style:style style:name="P438" style:family="paragraph" style:parent-style-name="Text_20_body">
      <style:text-properties officeooo:paragraph-rsid="11554708"/>
    </style:style>
    <style:style style:name="P439" style:family="paragraph" style:parent-style-name="Text_20_body">
      <style:text-properties officeooo:paragraph-rsid="11561518"/>
    </style:style>
    <style:style style:name="P440" style:family="paragraph" style:parent-style-name="Діалог">
      <style:text-properties officeooo:paragraph-rsid="13f5f278"/>
    </style:style>
    <style:style style:name="P441" style:family="paragraph" style:parent-style-name="Text_20_body">
      <style:text-properties officeooo:paragraph-rsid="11576277"/>
    </style:style>
    <style:style style:name="P442" style:family="paragraph" style:parent-style-name="Text_20_body">
      <style:text-properties officeooo:paragraph-rsid="11585700"/>
    </style:style>
    <style:style style:name="P443" style:family="paragraph" style:parent-style-name="Text_20_body">
      <style:text-properties officeooo:paragraph-rsid="115a10ff"/>
    </style:style>
    <style:style style:name="P444" style:family="paragraph" style:parent-style-name="Text_20_body">
      <style:text-properties officeooo:paragraph-rsid="115a5e02"/>
    </style:style>
    <style:style style:name="P445" style:family="paragraph" style:parent-style-name="Діалог">
      <style:text-properties officeooo:paragraph-rsid="13f76608"/>
    </style:style>
    <style:style style:name="P446" style:family="paragraph" style:parent-style-name="Text_20_body">
      <style:text-properties officeooo:paragraph-rsid="115ac95a"/>
    </style:style>
    <style:style style:name="P447" style:family="paragraph" style:parent-style-name="Text_20_body">
      <style:text-properties officeooo:paragraph-rsid="115b4dba"/>
    </style:style>
    <style:style style:name="P448" style:family="paragraph" style:parent-style-name="Text_20_body">
      <style:text-properties officeooo:paragraph-rsid="115db78f"/>
    </style:style>
    <style:style style:name="P449" style:family="paragraph" style:parent-style-name="Text_20_body">
      <style:text-properties officeooo:paragraph-rsid="115e9782"/>
    </style:style>
    <style:style style:name="P450" style:family="paragraph" style:parent-style-name="Діалог">
      <style:text-properties officeooo:paragraph-rsid="13f95d37"/>
    </style:style>
    <style:style style:name="P451" style:family="paragraph" style:parent-style-name="Text_20_body">
      <style:text-properties officeooo:paragraph-rsid="115fdacb"/>
    </style:style>
    <style:style style:name="P452" style:family="paragraph" style:parent-style-name="Text_20_body">
      <style:text-properties officeooo:paragraph-rsid="11604f40"/>
    </style:style>
    <style:style style:name="P453" style:family="paragraph" style:parent-style-name="Діалог">
      <style:text-properties officeooo:paragraph-rsid="13faebef"/>
    </style:style>
    <style:style style:name="P454" style:family="paragraph" style:parent-style-name="Діалог">
      <style:text-properties officeooo:paragraph-rsid="13fc5c08"/>
    </style:style>
    <style:style style:name="P455" style:family="paragraph" style:parent-style-name="Text_20_body">
      <style:text-properties officeooo:paragraph-rsid="11605b53"/>
    </style:style>
    <style:style style:name="P456" style:family="paragraph" style:parent-style-name="Діалог">
      <style:text-properties officeooo:paragraph-rsid="13fcd8c0"/>
    </style:style>
    <style:style style:name="P457" style:family="paragraph" style:parent-style-name="Діалог">
      <style:text-properties officeooo:paragraph-rsid="13fcf48d"/>
    </style:style>
    <style:style style:name="P458" style:family="paragraph" style:parent-style-name="Діалог">
      <style:text-properties officeooo:paragraph-rsid="13fd6e47"/>
    </style:style>
    <style:style style:name="P459" style:family="paragraph" style:parent-style-name="Text_20_body">
      <style:text-properties officeooo:paragraph-rsid="1160eb1f"/>
    </style:style>
    <style:style style:name="P460" style:family="paragraph" style:parent-style-name="Діалог">
      <style:text-properties officeooo:paragraph-rsid="13ff61c6"/>
    </style:style>
    <style:style style:name="P461" style:family="paragraph" style:parent-style-name="Text_20_body">
      <style:text-properties officeooo:paragraph-rsid="116153ff"/>
    </style:style>
    <style:style style:name="P462" style:family="paragraph" style:parent-style-name="Text_20_body">
      <style:text-properties officeooo:paragraph-rsid="1162ad9b"/>
    </style:style>
    <style:style style:name="P463" style:family="paragraph" style:parent-style-name="Text_20_body">
      <style:text-properties officeooo:paragraph-rsid="116376fe"/>
    </style:style>
    <style:style style:name="P464" style:family="paragraph" style:parent-style-name="Text_20_body">
      <style:text-properties officeooo:paragraph-rsid="1164486b"/>
    </style:style>
    <style:style style:name="P465" style:family="paragraph" style:parent-style-name="Text_20_body">
      <style:text-properties officeooo:paragraph-rsid="1166297e"/>
    </style:style>
    <style:style style:name="P466" style:family="paragraph" style:parent-style-name="Діалог">
      <style:text-properties officeooo:paragraph-rsid="14013b55"/>
    </style:style>
    <style:style style:name="P467" style:family="paragraph" style:parent-style-name="Діалог">
      <style:text-properties officeooo:paragraph-rsid="1401ca4d"/>
    </style:style>
    <style:style style:name="P468" style:family="paragraph" style:parent-style-name="Text_20_body">
      <style:text-properties officeooo:paragraph-rsid="1167d20b"/>
    </style:style>
    <style:style style:name="P469" style:family="paragraph" style:parent-style-name="Text_20_body">
      <style:text-properties officeooo:paragraph-rsid="116a5755"/>
    </style:style>
    <style:style style:name="P470" style:family="paragraph" style:parent-style-name="Діалог">
      <style:text-properties officeooo:paragraph-rsid="1401f6be"/>
    </style:style>
    <style:style style:name="P471" style:family="paragraph" style:parent-style-name="Text_20_body">
      <style:text-properties officeooo:paragraph-rsid="116afb14"/>
    </style:style>
    <style:style style:name="P472" style:family="paragraph" style:parent-style-name="Text_20_body">
      <style:text-properties officeooo:paragraph-rsid="116b5206"/>
    </style:style>
    <style:style style:name="P473" style:family="paragraph" style:parent-style-name="Діалог">
      <style:text-properties officeooo:paragraph-rsid="14021172"/>
    </style:style>
    <style:style style:name="P474" style:family="paragraph" style:parent-style-name="Text_20_body">
      <style:text-properties officeooo:paragraph-rsid="116c495b"/>
    </style:style>
    <style:style style:name="P475" style:family="paragraph" style:parent-style-name="Діалог">
      <style:text-properties officeooo:paragraph-rsid="1403df20"/>
    </style:style>
    <style:style style:name="P476" style:family="paragraph" style:parent-style-name="Діалог">
      <style:text-properties officeooo:paragraph-rsid="140406d1"/>
    </style:style>
    <style:style style:name="P477" style:family="paragraph" style:parent-style-name="Діалог">
      <style:text-properties officeooo:paragraph-rsid="14043568"/>
    </style:style>
    <style:style style:name="P478" style:family="paragraph" style:parent-style-name="Діалог">
      <style:text-properties officeooo:paragraph-rsid="14043e29"/>
    </style:style>
    <style:style style:name="P479" style:family="paragraph" style:parent-style-name="Діалог">
      <style:text-properties officeooo:paragraph-rsid="1405b105"/>
    </style:style>
    <style:style style:name="P480" style:family="paragraph" style:parent-style-name="Діалог">
      <style:text-properties officeooo:paragraph-rsid="1405c79e"/>
    </style:style>
    <style:style style:name="P481" style:family="paragraph" style:parent-style-name="Діалог">
      <style:text-properties officeooo:paragraph-rsid="1406ca84"/>
    </style:style>
    <style:style style:name="P482" style:family="paragraph" style:parent-style-name="Text_20_body">
      <style:text-properties officeooo:paragraph-rsid="116de630"/>
    </style:style>
    <style:style style:name="P483" style:family="paragraph" style:parent-style-name="Діалог">
      <style:text-properties officeooo:paragraph-rsid="1406ff1b"/>
    </style:style>
    <style:style style:name="P484" style:family="paragraph" style:parent-style-name="Діалог">
      <style:text-properties officeooo:paragraph-rsid="1408c498"/>
    </style:style>
    <style:style style:name="P485" style:family="paragraph" style:parent-style-name="Діалог">
      <style:text-properties officeooo:paragraph-rsid="140910f6"/>
    </style:style>
    <style:style style:name="P486" style:family="paragraph" style:parent-style-name="Діалог">
      <style:text-properties officeooo:paragraph-rsid="140932b4"/>
    </style:style>
    <style:style style:name="P487" style:family="paragraph" style:parent-style-name="Діалог">
      <style:text-properties officeooo:paragraph-rsid="14096196"/>
    </style:style>
    <style:style style:name="P488" style:family="paragraph" style:parent-style-name="Text_20_body">
      <style:text-properties officeooo:paragraph-rsid="116f5f45"/>
    </style:style>
    <style:style style:name="P489" style:family="paragraph" style:parent-style-name="Text_20_body">
      <style:text-properties fo:font-style="italic"/>
    </style:style>
    <style:style style:name="P490" style:family="paragraph" style:parent-style-name="Text_20_body">
      <style:text-properties officeooo:paragraph-rsid="1171b9c5"/>
    </style:style>
    <style:style style:name="P491" style:family="paragraph" style:parent-style-name="Text_20_body">
      <style:paragraph-properties fo:margin-left="0cm" fo:margin-right="0cm" fo:text-align="center" style:justify-single-word="false" fo:text-indent="0cm" style:auto-text-indent="false"/>
    </style:style>
    <style:style style:name="P492"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4ba5f"/>
    </style:style>
    <style:style style:name="T804" style:family="text">
      <style:text-properties officeooo:rsid="1528faea"/>
    </style:style>
    <style:style style:name="T805" style:family="text">
      <style:text-properties officeooo:rsid="15294e72"/>
    </style:style>
    <style:style style:name="T806" style:family="text">
      <style:text-properties officeooo:rsid="1529ce84"/>
    </style:style>
    <style:style style:name="T807" style:family="text">
      <style:text-properties officeooo:rsid="152bb6bc"/>
    </style:style>
    <style:style style:name="T808" style:family="text">
      <style:text-properties officeooo:rsid="152da71c"/>
    </style:style>
    <style:style style:name="T809" style:family="text">
      <style:text-properties officeooo:rsid="1530fe79"/>
    </style:style>
    <style:style style:name="T810" style:family="text">
      <style:text-properties officeooo:rsid="152eea23"/>
    </style:style>
    <style:style style:name="T811" style:family="text">
      <style:text-properties officeooo:rsid="152f7d7a"/>
    </style:style>
    <style:style style:name="T812" style:family="text">
      <style:text-properties officeooo:rsid="1532af00"/>
    </style:style>
    <style:style style:name="T813" style:family="text">
      <style:text-properties officeooo:rsid="153330a9"/>
    </style:style>
    <style:style style:name="T814" style:family="text">
      <style:text-properties officeooo:rsid="153333db"/>
    </style:style>
    <style:style style:name="T815" style:family="text">
      <style:text-properties officeooo:rsid="153506e4"/>
    </style:style>
    <style:style style:name="T816" style:family="text">
      <style:text-properties officeooo:rsid="15360161"/>
    </style:style>
    <style:style style:name="T817" style:family="text">
      <style:text-properties officeooo:rsid="1536bbd5"/>
    </style:style>
    <style:style style:name="T818" style:family="text">
      <style:text-properties officeooo:rsid="153701b5"/>
    </style:style>
    <style:style style:name="T819" style:family="text">
      <style:text-properties officeooo:rsid="1537dbbd"/>
    </style:style>
    <style:style style:name="T820" style:family="text">
      <style:text-properties officeooo:rsid="1537e7e7"/>
    </style:style>
    <style:style style:name="T821" style:family="text">
      <style:text-properties officeooo:rsid="15390cad"/>
    </style:style>
    <style:style style:name="T822" style:family="text">
      <style:text-properties fo:font-style="italic" officeooo:rsid="15390cad"/>
    </style:style>
    <style:style style:name="T823" style:family="text">
      <style:text-properties fo:font-style="italic" officeooo:rsid="153a692d"/>
    </style:style>
    <style:style style:name="T824" style:family="text">
      <style:text-properties officeooo:rsid="153b1d1c"/>
    </style:style>
    <style:style style:name="T825" style:family="text">
      <style:text-properties officeooo:rsid="153b75c3"/>
    </style:style>
    <style:style style:name="T826" style:family="text">
      <style:text-properties officeooo:rsid="153d5338"/>
    </style:style>
    <style:style style:name="T827" style:family="text">
      <style:text-properties officeooo:rsid="153d9470"/>
    </style:style>
    <style:style style:name="T828" style:family="text">
      <style:text-properties officeooo:rsid="153de77a"/>
    </style:style>
    <style:style style:name="T829" style:family="text">
      <style:text-properties officeooo:rsid="153e48cc"/>
    </style:style>
    <style:style style:name="T830" style:family="text">
      <style:text-properties officeooo:rsid="153ef299"/>
    </style:style>
    <style:style style:name="T831" style:family="text">
      <style:text-properties officeooo:rsid="153f9760"/>
    </style:style>
    <style:style style:name="T832" style:family="text">
      <style:text-properties officeooo:rsid="15405521"/>
    </style:style>
    <style:style style:name="T833" style:family="text">
      <style:text-properties officeooo:rsid="138dde6b"/>
    </style:style>
    <style:style style:name="T834" style:family="text">
      <style:text-properties officeooo:rsid="154235c2"/>
    </style:style>
    <style:style style:name="T835" style:family="text">
      <style:text-properties officeooo:rsid="1543630a"/>
    </style:style>
    <style:style style:name="T836" style:family="text">
      <style:text-properties officeooo:rsid="13873a07"/>
    </style:style>
    <style:style style:name="T837" style:family="text">
      <style:text-properties officeooo:rsid="138dae1a"/>
    </style:style>
    <style:style style:name="T838" style:family="text">
      <style:text-properties officeooo:rsid="154475c1"/>
    </style:style>
    <style:style style:name="T839" style:family="text">
      <style:text-properties officeooo:rsid="15448308"/>
    </style:style>
    <style:style style:name="T840" style:family="text">
      <style:text-properties officeooo:rsid="15464b6d"/>
    </style:style>
    <style:style style:name="T841" style:family="text">
      <style:text-properties officeooo:rsid="15466bfa"/>
    </style:style>
    <style:style style:name="T842" style:family="text">
      <style:text-properties officeooo:rsid="1546ef49"/>
    </style:style>
    <style:style style:name="T843" style:family="text">
      <style:text-properties officeooo:rsid="154874c0"/>
    </style:style>
    <style:style style:name="T844" style:family="text">
      <style:text-properties officeooo:rsid="1549a49e"/>
    </style:style>
    <style:style style:name="T845" style:family="text">
      <style:text-properties officeooo:rsid="154abb35"/>
    </style:style>
    <style:style style:name="T846" style:family="text">
      <style:text-properties officeooo:rsid="154d4ab9"/>
    </style:style>
    <style:style style:name="T847" style:family="text">
      <style:text-properties fo:font-style="italic" officeooo:rsid="1389c738"/>
    </style:style>
    <style:style style:name="T848" style:family="text">
      <style:text-properties fo:font-style="italic" officeooo:rsid="154bf4f4"/>
    </style:style>
    <style:style style:name="T849" style:family="text">
      <style:text-properties fo:font-style="italic" officeooo:rsid="13890c3d"/>
    </style:style>
    <style:style style:name="T850" style:family="text">
      <style:text-properties officeooo:rsid="154e7ec1"/>
    </style:style>
    <style:style style:name="T851" style:family="text">
      <style:text-properties officeooo:rsid="15503f02"/>
    </style:style>
    <style:style style:name="T852" style:family="text">
      <style:text-properties officeooo:rsid="138af6be"/>
    </style:style>
    <style:style style:name="T853" style:family="text">
      <style:text-properties officeooo:rsid="1550e61f"/>
    </style:style>
    <style:style style:name="T854" style:family="text">
      <style:text-properties officeooo:rsid="155145a3"/>
    </style:style>
    <style:style style:name="T855" style:family="text">
      <style:text-properties officeooo:rsid="138c86b5"/>
    </style:style>
    <style:style style:name="T856" style:family="text">
      <style:text-properties officeooo:rsid="155345a1"/>
    </style:style>
    <style:style style:name="T857" style:family="text">
      <style:text-properties officeooo:rsid="1553eee0"/>
    </style:style>
    <style:style style:name="T858" style:family="text">
      <style:text-properties officeooo:rsid="1555645f"/>
    </style:style>
    <style:style style:name="T859" style:family="text">
      <style:text-properties officeooo:rsid="1551e2be"/>
    </style:style>
    <style:style style:name="T860" style:family="text">
      <style:text-properties officeooo:rsid="15567cd6"/>
    </style:style>
    <style:style style:name="T861" style:family="text">
      <style:text-properties officeooo:rsid="155706ad"/>
    </style:style>
    <style:style style:name="T862" style:family="text">
      <style:text-properties officeooo:rsid="1557ec0f"/>
    </style:style>
    <style:style style:name="T863" style:family="text">
      <style:text-properties officeooo:rsid="155ad668"/>
    </style:style>
    <style:style style:name="T864" style:family="text">
      <style:text-properties officeooo:rsid="1558f751"/>
    </style:style>
    <style:style style:name="T865" style:family="text">
      <style:text-properties officeooo:rsid="1559928e"/>
    </style:style>
    <style:style style:name="T866" style:family="text">
      <style:text-properties officeooo:rsid="155a9c58"/>
    </style:style>
    <style:style style:name="T867" style:family="text">
      <style:text-properties officeooo:rsid="155ca98f"/>
    </style:style>
    <style:style style:name="T868" style:family="text">
      <style:text-properties officeooo:rsid="155cc5ef"/>
    </style:style>
    <style:style style:name="T869" style:family="text">
      <style:text-properties officeooo:rsid="155e41a4"/>
    </style:style>
    <style:style style:name="T870" style:family="text">
      <style:text-properties officeooo:rsid="155f204f"/>
    </style:style>
    <style:style style:name="T871" style:family="text">
      <style:text-properties officeooo:rsid="1560d76f"/>
    </style:style>
    <style:style style:name="T872" style:family="text">
      <style:text-properties officeooo:rsid="1562b784"/>
    </style:style>
    <style:style style:name="T873" style:family="text">
      <style:text-properties officeooo:rsid="15631a2b"/>
    </style:style>
    <style:style style:name="T874" style:family="text">
      <style:text-properties officeooo:rsid="1563bab2"/>
    </style:style>
    <style:style style:name="T875" style:family="text">
      <style:text-properties officeooo:rsid="15654e1c"/>
    </style:style>
    <style:style style:name="T876" style:family="text">
      <style:text-properties officeooo:rsid="15660d8c"/>
    </style:style>
    <style:style style:name="T877" style:family="text">
      <style:text-properties officeooo:rsid="15669cdd"/>
    </style:style>
    <style:style style:name="T878" style:family="text">
      <style:text-properties officeooo:rsid="156795b4"/>
    </style:style>
    <style:style style:name="T879" style:family="text">
      <style:text-properties officeooo:rsid="1568bc1f"/>
    </style:style>
    <style:style style:name="T880" style:family="text">
      <style:text-properties officeooo:rsid="156a88b8"/>
    </style:style>
    <style:style style:name="T881" style:family="text">
      <style:text-properties officeooo:rsid="156b2883"/>
    </style:style>
    <style:style style:name="T882" style:family="text">
      <style:text-properties officeooo:rsid="156c9ea0"/>
    </style:style>
    <style:style style:name="T883" style:family="text">
      <style:text-properties officeooo:rsid="156cb45c"/>
    </style:style>
    <style:style style:name="T884" style:family="text">
      <style:text-properties officeooo:rsid="156cf353"/>
    </style:style>
    <style:style style:name="T885" style:family="text">
      <style:text-properties officeooo:rsid="156db7e1"/>
    </style:style>
    <style:style style:name="T886" style:family="text">
      <style:text-properties officeooo:rsid="156e5a2f"/>
    </style:style>
    <style:style style:name="T887" style:family="text">
      <style:text-properties officeooo:rsid="156f8acf"/>
    </style:style>
    <style:style style:name="T888" style:family="text">
      <style:text-properties officeooo:rsid="15703a6e"/>
    </style:style>
    <style:style style:name="T889" style:family="text">
      <style:text-properties officeooo:rsid="157311bf"/>
    </style:style>
    <style:style style:name="T890" style:family="text">
      <style:text-properties officeooo:rsid="1574712f"/>
    </style:style>
    <style:style style:name="T891" style:family="text">
      <style:text-properties officeooo:rsid="157514df"/>
    </style:style>
    <style:style style:name="T892" style:family="text">
      <style:text-properties officeooo:rsid="1575464b"/>
    </style:style>
    <style:style style:name="T893" style:family="text">
      <style:text-properties officeooo:rsid="1575f077"/>
    </style:style>
    <style:style style:name="T894" style:family="text">
      <style:text-properties officeooo:rsid="15767cff"/>
    </style:style>
    <style:style style:name="T895" style:family="text">
      <style:text-properties officeooo:rsid="1577968b"/>
    </style:style>
    <style:style style:name="T896" style:family="text">
      <style:text-properties officeooo:rsid="1578339d"/>
    </style:style>
    <style:style style:name="T897" style:family="text">
      <style:text-properties officeooo:rsid="1578ca6f"/>
    </style:style>
    <style:style style:name="T898" style:family="text">
      <style:text-properties officeooo:rsid="157ac54e"/>
    </style:style>
    <style:style style:name="T899" style:family="text">
      <style:text-properties officeooo:rsid="157adc08"/>
    </style:style>
    <style:style style:name="T900" style:family="text">
      <style:text-properties officeooo:rsid="157afba6"/>
    </style:style>
    <style:style style:name="T901" style:family="text">
      <style:text-properties officeooo:rsid="157ba8eb"/>
    </style:style>
    <style:style style:name="T902" style:family="text">
      <style:text-properties officeooo:rsid="157d23f9"/>
    </style:style>
    <style:style style:name="T903" style:family="text">
      <style:text-properties officeooo:rsid="157d6709"/>
    </style:style>
    <style:style style:name="T904" style:family="text">
      <style:text-properties officeooo:rsid="157db6f7"/>
    </style:style>
    <style:style style:name="T905" style:family="text">
      <style:text-properties officeooo:rsid="157f3ac7"/>
    </style:style>
    <style:style style:name="T906" style:family="text">
      <style:text-properties officeooo:rsid="158096b3"/>
    </style:style>
    <style:style style:name="T907" style:family="text">
      <style:text-properties officeooo:rsid="1580e98e"/>
    </style:style>
    <style:style style:name="T908" style:family="text">
      <style:text-properties officeooo:rsid="158190cc"/>
    </style:style>
    <style:style style:name="T909" style:family="text">
      <style:text-properties officeooo:rsid="1582f0c1"/>
    </style:style>
    <style:style style:name="T910" style:family="text">
      <style:text-properties officeooo:rsid="1582f8a0"/>
    </style:style>
    <style:style style:name="T911" style:family="text">
      <style:text-properties officeooo:rsid="15847102"/>
    </style:style>
    <style:style style:name="T912" style:family="text">
      <style:text-properties officeooo:rsid="1585df22"/>
    </style:style>
    <style:style style:name="T913" style:family="text">
      <style:text-properties officeooo:rsid="15867af9"/>
    </style:style>
    <style:style style:name="T914" style:family="text">
      <style:text-properties officeooo:rsid="1587bdba"/>
    </style:style>
    <style:style style:name="T915" style:family="text">
      <style:text-properties officeooo:rsid="1588a7e8"/>
    </style:style>
    <style:style style:name="T916" style:family="text">
      <style:text-properties officeooo:rsid="1588f926"/>
    </style:style>
    <style:style style:name="T917" style:family="text">
      <style:text-properties officeooo:rsid="15895831"/>
    </style:style>
    <style:style style:name="T918" style:family="text">
      <style:text-properties officeooo:rsid="158a9a9d"/>
    </style:style>
    <style:style style:name="T919" style:family="text">
      <style:text-properties officeooo:rsid="158b8b5e"/>
    </style:style>
    <style:style style:name="T920" style:family="text">
      <style:text-properties officeooo:rsid="158cf468"/>
    </style:style>
    <style:style style:name="T921" style:family="text">
      <style:text-properties officeooo:rsid="158ee3b8"/>
    </style:style>
    <style:style style:name="T922" style:family="text">
      <style:text-properties officeooo:rsid="1590863c"/>
    </style:style>
    <style:style style:name="T923" style:family="text">
      <style:text-properties officeooo:rsid="1590c9e9"/>
    </style:style>
    <style:style style:name="T924" style:family="text">
      <style:text-properties officeooo:rsid="1591c14f"/>
    </style:style>
    <style:style style:name="T925" style:family="text">
      <style:text-properties officeooo:rsid="15933bb7"/>
    </style:style>
    <style:style style:name="T926" style:family="text">
      <style:text-properties officeooo:rsid="1593d738"/>
    </style:style>
    <style:style style:name="T927" style:family="text">
      <style:text-properties officeooo:rsid="159436de"/>
    </style:style>
    <style:style style:name="T928" style:family="text">
      <style:text-properties officeooo:rsid="159438e5"/>
    </style:style>
    <style:style style:name="T929" style:family="text">
      <style:text-properties officeooo:rsid="15962e8a"/>
    </style:style>
    <style:style style:name="T930" style:family="text">
      <style:text-properties officeooo:rsid="1598224a"/>
    </style:style>
    <style:style style:name="T931" style:family="text">
      <style:text-properties officeooo:rsid="159968bf"/>
    </style:style>
    <style:style style:name="T932" style:family="text">
      <style:text-properties officeooo:rsid="159a8b8c"/>
    </style:style>
    <style:style style:name="T933" style:family="text">
      <style:text-properties officeooo:rsid="159c6a97"/>
    </style:style>
    <style:style style:name="T934" style:family="text">
      <style:text-properties officeooo:rsid="1398f374"/>
    </style:style>
    <style:style style:name="T935" style:family="text">
      <style:text-properties officeooo:rsid="159cc7fb"/>
    </style:style>
    <style:style style:name="T936" style:family="text">
      <style:text-properties officeooo:rsid="1399236d"/>
    </style:style>
    <style:style style:name="T937" style:family="text">
      <style:text-properties officeooo:rsid="159df825"/>
    </style:style>
    <style:style style:name="T938" style:family="text">
      <style:text-properties officeooo:rsid="159e717f"/>
    </style:style>
    <style:style style:name="T939" style:family="text">
      <style:text-properties officeooo:rsid="103ba2d8"/>
    </style:style>
    <style:style style:name="T940" style:family="text">
      <style:text-properties officeooo:rsid="140f3ec2"/>
    </style:style>
    <style:style style:name="T941" style:family="text">
      <style:text-properties officeooo:rsid="140cc8f9"/>
    </style:style>
    <style:style style:name="T942" style:family="text">
      <style:text-properties officeooo:rsid="1414c937"/>
    </style:style>
    <style:style style:name="T943" style:family="text">
      <style:text-properties officeooo:rsid="140db9c2"/>
    </style:style>
    <style:style style:name="T944" style:family="text">
      <style:text-properties fo:color="#000000" loext:opacity="100%" style:font-name="Liberation Serif" fo:language="uk" fo:country="UA" fo:font-style="normal" officeooo:rsid="140f3ec2" style:font-style-asian="normal" style:font-style-complex="normal"/>
    </style:style>
    <style:style style:name="T945" style:family="text">
      <style:text-properties fo:color="#000000" loext:opacity="100%" style:font-name="Liberation Serif" fo:language="uk" fo:country="UA" fo:font-style="normal" officeooo:rsid="159efa8d" style:font-style-asian="normal" style:font-style-complex="normal"/>
    </style:style>
    <style:style style:name="T946" style:family="text">
      <style:text-properties fo:color="#000000" loext:opacity="100%" style:font-name="Liberation Serif" fo:language="uk" fo:country="UA" fo:font-style="normal" officeooo:rsid="1414c937" style:font-style-asian="normal" style:font-style-complex="normal"/>
    </style:style>
    <style:style style:name="T947" style:family="text">
      <style:text-properties officeooo:rsid="14153e0c"/>
    </style:style>
    <style:style style:name="T948" style:family="text">
      <style:text-properties officeooo:rsid="159f15dd"/>
    </style:style>
    <style:style style:name="T949" style:family="text">
      <style:text-properties officeooo:rsid="159fe41f"/>
    </style:style>
    <style:style style:name="T950" style:family="text">
      <style:text-properties officeooo:rsid="15a276e0"/>
    </style:style>
    <style:style style:name="T951" style:family="text">
      <style:text-properties officeooo:rsid="15a284d1"/>
    </style:style>
    <style:style style:name="T952" style:family="text">
      <style:text-properties officeooo:rsid="15a40034"/>
    </style:style>
    <style:style style:name="T953" style:family="text">
      <style:text-properties fo:font-style="italic" officeooo:rsid="1417d77c"/>
    </style:style>
    <style:style style:name="T954" style:family="text">
      <style:text-properties officeooo:rsid="15a5149f"/>
    </style:style>
    <style:style style:name="T955" style:family="text">
      <style:text-properties fo:font-style="italic" officeooo:rsid="1419d574"/>
    </style:style>
    <style:style style:name="T956" style:family="text">
      <style:text-properties fo:font-style="italic" officeooo:rsid="15a698e4"/>
    </style:style>
    <style:style style:name="T957" style:family="text">
      <style:text-properties fo:font-style="italic" officeooo:rsid="141ab6f8"/>
    </style:style>
    <style:style style:name="T958" style:family="text">
      <style:text-properties officeooo:rsid="15a7f2b9"/>
    </style:style>
    <style:style style:name="T959" style:family="text">
      <style:text-properties officeooo:rsid="15a8818a"/>
    </style:style>
    <style:style style:name="T960" style:family="text">
      <style:text-properties officeooo:rsid="141bad0c"/>
    </style:style>
    <style:style style:name="T961" style:family="text">
      <style:text-properties officeooo:rsid="141c4815"/>
    </style:style>
    <style:style style:name="T962" style:family="text">
      <style:text-properties officeooo:rsid="141d9ee2"/>
    </style:style>
    <style:style style:name="T963" style:family="text">
      <style:text-properties officeooo:rsid="15a938e1"/>
    </style:style>
    <style:style style:name="T964" style:family="text">
      <style:text-properties officeooo:rsid="141eb0ab"/>
    </style:style>
    <style:style style:name="T965" style:family="text">
      <style:text-properties officeooo:rsid="15aac10d"/>
    </style:style>
    <style:style style:name="T966" style:family="text">
      <style:text-properties officeooo:rsid="141ef807"/>
    </style:style>
    <style:style style:name="T967" style:family="text">
      <style:text-properties officeooo:rsid="15abc618"/>
    </style:style>
    <style:style style:name="T968" style:family="text">
      <style:text-properties officeooo:rsid="1421b7ae"/>
    </style:style>
    <style:style style:name="T969" style:family="text">
      <style:text-properties officeooo:rsid="15acbd8f"/>
    </style:style>
    <style:style style:name="T970" style:family="text">
      <style:text-properties officeooo:rsid="14241d0f"/>
    </style:style>
    <style:style style:name="T971" style:family="text">
      <style:text-properties officeooo:rsid="15b086ac"/>
    </style:style>
    <style:style style:name="T972" style:family="text">
      <style:text-properties officeooo:rsid="14243c95"/>
    </style:style>
    <style:style style:name="T973" style:family="text">
      <style:text-properties officeooo:rsid="15b14569"/>
    </style:style>
    <style:style style:name="T974" style:family="text">
      <style:text-properties officeooo:rsid="15b252b2"/>
    </style:style>
    <style:style style:name="T975" style:family="text">
      <style:text-properties officeooo:rsid="15b40962"/>
    </style:style>
    <style:style style:name="T976" style:family="text">
      <style:text-properties officeooo:rsid="15b4709e"/>
    </style:style>
    <style:style style:name="T977" style:family="text">
      <style:text-properties officeooo:rsid="15b4f1d7"/>
    </style:style>
    <style:style style:name="T978" style:family="text">
      <style:text-properties fo:font-style="italic" officeooo:rsid="1425a6f1"/>
    </style:style>
    <style:style style:name="T979" style:family="text">
      <style:text-properties officeooo:rsid="1425a6f1"/>
    </style:style>
    <style:style style:name="T980" style:family="text">
      <style:text-properties officeooo:rsid="15b8ddb2"/>
    </style:style>
    <style:style style:name="T981" style:family="text">
      <style:text-properties officeooo:rsid="14271585"/>
    </style:style>
    <style:style style:name="T982" style:family="text">
      <style:text-properties fo:color="#000000" loext:opacity="100%" style:font-name="Liberation Serif" fo:language="uk" fo:country="UA" fo:font-style="normal" officeooo:rsid="14271585" style:font-style-asian="normal" style:font-style-complex="normal"/>
    </style:style>
    <style:style style:name="T983" style:family="text">
      <style:text-properties officeooo:rsid="1427df1e"/>
    </style:style>
    <style:style style:name="T984" style:family="text">
      <style:text-properties officeooo:rsid="1428cb98"/>
    </style:style>
    <style:style style:name="T985" style:family="text">
      <style:text-properties officeooo:rsid="1429d8d2"/>
    </style:style>
    <style:style style:name="T986" style:family="text">
      <style:text-properties officeooo:rsid="142cd794"/>
    </style:style>
    <style:style style:name="T987" style:family="text">
      <style:text-properties officeooo:rsid="142df6d8"/>
    </style:style>
    <style:style style:name="T988" style:family="text">
      <style:text-properties officeooo:rsid="142ea6c3"/>
    </style:style>
    <style:style style:name="T989" style:family="text">
      <style:text-properties officeooo:rsid="142eff1f"/>
    </style:style>
    <style:style style:name="T990" style:family="text">
      <style:text-properties officeooo:rsid="1430d535"/>
    </style:style>
    <style:style style:name="T991" style:family="text">
      <style:text-properties officeooo:rsid="14316417"/>
    </style:style>
    <style:style style:name="T992" style:family="text">
      <style:text-properties officeooo:rsid="14324cab"/>
    </style:style>
    <style:style style:name="T993" style:family="text">
      <style:text-properties officeooo:rsid="14335efd"/>
    </style:style>
    <style:style style:name="T994" style:family="text">
      <style:text-properties officeooo:rsid="103c3934"/>
    </style:style>
    <style:style style:name="T995" style:family="text">
      <style:text-properties officeooo:rsid="13d35ffa"/>
    </style:style>
    <style:style style:name="T996" style:family="text">
      <style:text-properties officeooo:rsid="13d4d15e"/>
    </style:style>
    <style:style style:name="T997" style:family="text">
      <style:text-properties officeooo:rsid="13d6df82"/>
    </style:style>
    <style:style style:name="T998" style:family="text">
      <style:text-properties officeooo:rsid="13d4f674"/>
    </style:style>
    <style:style style:name="T999" style:family="text">
      <style:text-properties officeooo:rsid="13d712c7"/>
    </style:style>
    <style:style style:name="T1000" style:family="text">
      <style:text-properties officeooo:rsid="13d73ad4"/>
    </style:style>
    <style:style style:name="T1001" style:family="text">
      <style:text-properties officeooo:rsid="13d80193"/>
    </style:style>
    <style:style style:name="T1002" style:family="text">
      <style:text-properties officeooo:rsid="13d9695d"/>
    </style:style>
    <style:style style:name="T1003" style:family="text">
      <style:text-properties officeooo:rsid="13dba507"/>
    </style:style>
    <style:style style:name="T1004" style:family="text">
      <style:text-properties officeooo:rsid="1148622c"/>
    </style:style>
    <style:style style:name="T1005" style:family="text">
      <style:text-properties officeooo:rsid="13e55869"/>
    </style:style>
    <style:style style:name="T1006" style:family="text">
      <style:text-properties officeooo:rsid="13eafb8c"/>
    </style:style>
    <style:style style:name="T1007" style:family="text">
      <style:text-properties officeooo:rsid="13ecd2f9"/>
    </style:style>
    <style:style style:name="T1008" style:family="text">
      <style:text-properties officeooo:rsid="103dcfc1"/>
    </style:style>
    <style:style style:name="T1009" style:family="text">
      <style:text-properties officeooo:rsid="11541390"/>
    </style:style>
    <style:style style:name="T1010" style:family="text">
      <style:text-properties officeooo:rsid="13fcd8c0"/>
    </style:style>
    <style:style style:name="T1011" style:family="text">
      <style:text-properties officeooo:rsid="13fcf48d"/>
    </style:style>
    <style:style style:name="T1012" style:family="text">
      <style:text-properties officeooo:rsid="103fb2ff"/>
    </style:style>
    <style:style style:name="T1013" style:family="text">
      <style:text-properties officeooo:rsid="104010ef"/>
    </style:style>
    <style:style style:name="T1014" style:family="text">
      <style:text-properties officeooo:rsid="10418d17"/>
    </style:style>
    <style:style style:name="T1015" style:family="text">
      <style:text-properties officeooo:rsid="10425232"/>
    </style:style>
    <style:style style:name="T1016" style:family="text">
      <style:text-properties officeooo:rsid="10425ccc"/>
    </style:style>
    <style:style style:name="T1017" style:family="text">
      <style:text-properties officeooo:rsid="104438b9"/>
    </style:style>
    <style:style style:name="T1018" style:family="text">
      <style:text-properties officeooo:rsid="10478491"/>
    </style:style>
    <style:style style:name="T1019" style:family="text">
      <style:text-properties officeooo:rsid="10481ceb"/>
    </style:style>
    <style:style style:name="T1020" style:family="text">
      <style:text-properties officeooo:rsid="1048e663"/>
    </style:style>
    <style:style style:name="T1021" style:family="text">
      <style:text-properties officeooo:rsid="104a4de2"/>
    </style:style>
    <style:style style:name="T1022" style:family="text">
      <style:text-properties officeooo:rsid="104c2993"/>
    </style:style>
    <style:style style:name="T1023" style:family="text">
      <style:text-properties officeooo:rsid="104cb74f"/>
    </style:style>
    <style:style style:name="T1024" style:family="text">
      <style:text-properties officeooo:rsid="104d629e"/>
    </style:style>
    <style:style style:name="T1025" style:family="text">
      <style:text-properties officeooo:rsid="104f3596"/>
    </style:style>
    <style:style style:name="T1026" style:family="text">
      <style:text-properties officeooo:rsid="104f7953"/>
    </style:style>
    <style:style style:name="T1027" style:family="text">
      <style:text-properties officeooo:rsid="105141f9"/>
    </style:style>
    <style:style style:name="T1028" style:family="text">
      <style:text-properties officeooo:rsid="10527c99"/>
    </style:style>
    <style:style style:name="T1029" style:family="text">
      <style:text-properties officeooo:rsid="105325eb"/>
    </style:style>
    <style:style style:name="T1030" style:family="text">
      <style:text-properties officeooo:rsid="1054b0f7"/>
    </style:style>
    <style:style style:name="T1031" style:family="text">
      <style:text-properties officeooo:rsid="1055f89b"/>
    </style:style>
    <style:style style:name="T1032" style:family="text">
      <style:text-properties officeooo:rsid="1057df80"/>
    </style:style>
    <style:style style:name="T1033" style:family="text">
      <style:text-properties officeooo:rsid="10588edf"/>
    </style:style>
    <style:style style:name="T1034"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Text_20_body"><text:span text:style-name="T793">І хоча дівчата були розчаровані, всі інші у натовпі аплодували у здивуванні.</text:span></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6"><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6"><text:span text:style-name="T803">Стілець Пінкі одразу почав підійматися у повітря і полетів у сторону сцени.</text:span></text:p>
      <text:p text:style-name="P21"><text:span text:style-name="T804">Усі почали шепотіти у здивуванні. Навіть Сансет довелося признати, що вона була здивована</text:span>. <text:span text:style-name="T805">Такі чари не повинні бути можливі у цьому вимірі</text:span>.</text:p>
      <text:p text:style-name="P287"><text:span text:style-name="T806">Пінкі приземлилась на сцену і почала плескати у долоні.</text:span></text:p>
      <text:p text:style-name="Діалог">— <text:span text:style-name="T807">Це було </text:span><text:span text:style-name="Emphasis"><text:span text:style-name="T807">НЕЙМОВІРНО!</text:span></text:span></text:p>
      <text:p text:style-name="P288">— <text:span text:style-name="T808">Рад, що тобі сподобалося, але я ще не завершив!</text:span> <text:span text:style-name="T808">Тепер я дістану кролика із твого волосся! </text:span><text:span text:style-name="T809">Він встромив руку у гніздо, яке було зачіскою Пінкі, длубаючись там кілька секунд доки його обличчя не нахмурилося.</text:span></text:p>
      <text:p text:style-name="P288">— <text:span text:style-name="T810">Що ж, оце поворот.</text:span> — <text:span text:style-name="T809">Він витягнув руку, не з білим кроликом, але з малою, зеленою рептилією.</text:span> — <text:span text:style-name="T811">Це дитинча крокодила?</text:span></text:p>
      <text:p text:style-name="Діалог">— <text:span text:style-name="T809">Нє-а.</text:span> — <text:span text:style-name="T812">Посміхнулась Пінкі беручи лускате створіння у Артеміса</text:span>. — <text:span text:style-name="T812">Це мій улюбленець алігатор, Гаммі!</text:span> <text:span text:style-name="T812">Не переймайтеся, у нього немає зубів, бачите?</text:span> — <text:span text:style-name="T813">Пінкі розкрила його рот, демонструючи, що там дійсно немає зубів.</text:span></text:p>
      <text:p text:style-name="P289"><text:soft-page-break/><text:span text:style-name="T813">Артеміс посвербів голову.</text:span></text:p>
      <text:p text:style-name="Діалог">— <text:span text:style-name="T814">Що ж, </text:span><text:span text:style-name="T815">це щось магічне з чимось.</text:span> — <text:span text:style-name="T815">Він усміхнувся доки натовп хихикав з його та Пінкі витівок</text:span>. — <text:span text:style-name="T814">Але як би то не було, </text:span><text:span text:style-name="Emphasis"><text:span text:style-name="T814">Луламун</text:span></text:span><text:span text:style-name="Emphasis">!</text:span></text:p>
      <text:p text:style-name="P289"><text:span text:style-name="T816">Стілець знову здійнявся у повітря, повертаючи його на своє місце поміж Сансет і Рейнбоу.</text:span></text:p>
      <text:p text:style-name="P289"><text:span text:style-name="T817">Сансет витріщалась на Пінкі і Гаммі.</text:span></text:p>
      <text:p text:style-name="Діалог">— <text:span text:style-name="T818">Чому у тебе дитинча алігатора у волоссі</text:span>?</text:p>
      <text:p text:style-name="P252">— <text:span text:style-name="T819">Тому, що рибки вже занадто мейнстримні.</text:span></text:p>
      <text:p text:style-name="Діалог">— <text:span text:style-name="T820">А тепер</text:span> — <text:span text:style-name="T820">Продовжив Артеміс.</text:span> — <text:span text:style-name="T820">Чи можу я отримати добровольця допомогти мені на сцені?</text:span></text:p>
      <text:p text:style-name="P289"><text:span text:style-name="T821">Сансет відчула як її рука піднялась у повітря і вона сказала.</text:span></text:p>
      <text:p text:style-name="Діалог">— <text:span text:style-name="T821">Я буду!</text:span></text:p>
      <text:p text:style-name="Думки_20_Сансет"><text:span text:style-name="T822">Якого дідька</text:span><text:span text:style-name="T44">? </text:span><text:span text:style-name="T823">Це навіть не було адресовано мені</text:span><text:span text:style-name="T44">! </text:span><text:span text:style-name="T823">І він сказав ДОБРОВОЛЕЦЬ</text:span><text:span text:style-name="T44">!</text:span></text:p>
      <text:p text:style-name="Text_20_body"><text:span text:style-name="T824">Але вже нічого не поробиш, коли Артеміс вказав на неї і окликнув на сцену.</text:span></text:p>
      <text:p text:style-name="Діалог">— <text:span text:style-name="T825">Давай Сансет, йуху!</text:span> — <text:span text:style-name="T825">Зраділа Пінкі.</text:span></text:p>
      <text:p text:style-name="Діалог">— <text:span text:style-name="T826">Я здивована шо она вообщє захотіла добровольно піти.</text:span> — <text:span text:style-name="T826">Прошепотіла Еплджек до Реріті, та кивнула у згоді.</text:span></text:p>
      <text:p text:style-name="P290"><text:span text:style-name="T827">Сансет заступила на сцені з сердитим виразом.</text:span></text:p>
      <text:p text:style-name="Діалог">— <text:span text:style-name="T828">Добре, що мені треба робити?</text:span></text:p>
      <text:p text:style-name="Діалог">— <text:span text:style-name="T829">Ну, по-перше, посміхайся частіше.</text:span> <text:span text:style-name="T829">Було б дуже сумно, якби таке гарне обличчя застрягло з таким виразом.</text:span> — <text:span text:style-name="T829">Пожартував Артеміс</text:span>.</text:p>
      <text:p text:style-name="Діалог">— <text:span text:style-name="T830">Нє.</text:span></text:p>
      <text:p text:style-name="P291">— <text:span text:style-name="T831">Та ти прямо сяєш від ентузіазму, чи не так?</text:span> — <text:span text:style-name="T832">У цей момент, світлова куля з’явилась над головою Сансет, і натовп ще більше захихотів.</text:span></text:p>
      <text:p text:style-name="P291">— <text:span text:style-name="T832">Хоча б скажи нам своє ім’я.</text:span></text:p>
      <text:p text:style-name="Діалог">— <text:span text:style-name="T833">Сансет Шимер.</text:span></text:p>
      <text:p text:style-name="Діалог">— <text:span text:style-name="T834">Що ж, Санні, для наступного трюку мені треба розпилити тебе на дві частини!</text:span></text:p>
      <text:p text:style-name="P292"><text:soft-page-break/><text:span text:style-name="T835">Напів порожній погляд Сансет швидко змінився на вираз жаху.</text:span></text:p>
      <text:p text:style-name="Діалог">— <text:span text:style-name="T836">Шо?!</text:span></text:p>
      <text:p text:style-name="P252">— <text:span text:style-name="T837">Ой, та ну тобі, буде весело!</text:span> — <text:span text:style-name="T838">Він вказав паличкою на завісу позаду нього, яка відкрилась і показала довгу горизонтальну коробку</text:span>. — <text:span text:style-name="T839">Ти пролізеш всередину, я розріжу тебе на дві частини і розділю їх, щоб аудиторія могла побачити</text:span>. <text:span text:style-name="T840">І тоді я піду за молочним шейком і повернуся щоб зібрати тебе до купи.</text:span></text:p>
      <text:p text:style-name="Діалог">— <text:span text:style-name="T841">Не смішно.</text:span> — <text:span text:style-name="T841">Прогарчала Сансет</text:span>.</text:p>
      <text:p text:style-name="P290"><text:span text:style-name="T842">Артеміс постукав її по носу.</text:span></text:p>
      <text:p text:style-name="Діалог">— <text:span text:style-name="T843">Тоді тоді, подруго, треба краще почуття гумору.</text:span> — <text:span text:style-name="T843">Випрямився він.</text:span> — <text:span text:style-name="T843">До того ж, ти вже пішла добровольцем, тому пролізай у коробку!</text:span></text:p>
      <text:p text:style-name="Text_20_body"><text:span text:style-name="T844">Неохоче, Сансет підійшла до коробки і пролізла всередину</text:span>. <text:span text:style-name="T845">Артеміс закрив обидві секції, залишаючи тільки її голову та ноги відкритими</text:span>. <text:span text:style-name="T846">Він дістав пилу із того, що виглядало як ціле нічого, і тримав її посередині коробки.</text:span></text:p>
      <text:p text:style-name="Думки_20_Сансет"><text:span text:style-name="T847">Якщо я помру тут, то моїм найбільшим досягненням буде те, що я майже </text:span><text:span text:style-name="T848">підкорила </text:span><text:span text:style-name="T847">Еквестрі</text:span><text:span text:style-name="T848">ю</text:span><text:span text:style-name="T44">. </text:span><text:span text:style-name="T849">Це доволі сумно.</text:span></text:p>
      <text:p text:style-name="Text_20_body"><text:span text:style-name="T850">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51">А тепер коли вона лежала там, Сансет зрозуміла, що її зараз можуть розпилити навпіл.</text:span></text:p>
      <text:p text:style-name="Діалог">— <text:span text:style-name="T852">А тепер, діти, я попрошу вас не виконувати цей трюк вдома! Ти готова, Сансет?</text:span></text:p>
      <text:p text:style-name="Діалог">— <text:span text:style-name="T852">Ні, і я думаю, що ви </text:span><text:span text:style-name="T837">з’їхали</text:span><text:span text:style-name="T852"> з глузду!</text:span></text:p>
      <text:p text:style-name="P293">Артеміс знизав плечима.</text:p>
      <text:p text:style-name="Діалог">— <text:span text:style-name="T852">Про мене і не таке казали. </text:span><text:span text:style-name="Emphasis"><text:span text:style-name="T852">Луламун!</text:span></text:span></text:p>
      <text:p text:style-name="P294"><text:span text:style-name="T853">Промовивши, він підніс пилу нижче, розпилюючи по лінії маркеру який відділяв коробку на дві частини</text:span>. <text:span text:style-name="T854">Сансет заплющила очі в очікуванні коли зубці пили почнуть її пиляти.</text:span></text:p>
      <text:p text:style-name="Думки_20_Сансет"><text:span text:style-name="T855">Я сподіваюся, що ви задоволені, Елементи!</text:span> <text:span text:style-name="T855">Я зараз помру і все це через вас!</text:span></text:p>
      <text:p text:style-name="Text_20_body"><text:soft-page-break/><text:span text:style-name="T856">Через кілька хвилин, Сансет розплющила очі, не розуміючи, чому вона все ще не відчуває пекельний біль</text:span>. <text:span text:style-name="T857">Артеміс витріщався на неї з збентеженим виразом.</text:span></text:p>
      <text:p text:style-name="Діалог">— <text:span text:style-name="T858">Мені було цікаво, як довго ти збиралась ось так лежати.</text:span> — <text:span text:style-name="T858">Він поклав руку на кожну частину коробки і гукнув.</text:span> — <text:span text:style-name="Emphasis"><text:span text:style-name="T859">Луламун</text:span></text:span><text:span text:style-name="Emphasis">!</text:span></text:p>
      <text:p text:style-name="P295"><text:span text:style-name="T860">З поштовхом, він </text:span><text:span text:style-name="T861">роз’єднав</text:span><text:span text:style-name="T860"> дві частини, через що Сансет відчула найдивніше поколювання у її житті.</text:span></text:p>
      <text:p text:style-name="P252">— <text:span text:style-name="T861">Якого</text:span>… — <text:span text:style-name="T861">Вона спробувала потрусила ногою і вона бачила як вона ворушиться у іншій коробці</text:span>. — <text:span text:style-name="T862">Це</text:span>… <text:span text:style-name="T862">дивно.</text:span></text:p>
      <text:p text:style-name="P296">Публіка вибухнула оплесками <text:span text:style-name="T863">і Артеміс почав театрально кланятися.</text:span></text:p>
      <text:p text:style-name="Діалог">— <text:span text:style-name="T864">Дякую, дякую, це було просто.</text:span></text:p>
      <text:p text:style-name="P252">— <text:span text:style-name="T865">Ей, не бажаєте мене зібрати до купи тепер?</text:span></text:p>
      <text:p text:style-name="P297"><text:span text:style-name="T866">Артеміс посміявся</text:span>.</text:p>
      <text:p text:style-name="Діалог">— <text:span text:style-name="T866">Ну звісно ж, тільки якщо ти скажеш чарівні слова.</text:span></text:p>
      <text:p text:style-name="Text_20_body"><text:span text:style-name="T867">Сансет закотила очі і щось пробурмотіла.</text:span></text:p>
      <text:p text:style-name="Діалог">— <text:span text:style-name="T868">Пробач, не можу розчути тебе дорогенька.</text:span></text:p>
      <text:p text:style-name="Діалог">— <text:span text:style-name="T868">Луламун.</text:span> — <text:span text:style-name="T869">Сказала Сансет достатньо гучно, щоб почути.</text:span></text:p>
      <text:p text:style-name="P298"><text:span text:style-name="T870">Вона відчула як дві коробки з’єдналися назад, і почуття поколювання зникло</text:span>. <text:span text:style-name="T871">Вона піднялась з коробки і перевірила себе на наявність шрамів.</text:span></text:p>
      <text:p text:style-name="Діалог">— <text:span text:style-name="T872">Я не розумію.</text:span> — <text:span text:style-name="T872">Сказала вона у захваті</text:span>. — <text:span text:style-name="T872">Як ви це зробили</text:span>?</text:p>
      <text:p text:style-name="Діалог">— <text:span text:style-name="T873">Дурненька Санні, фокусник ніколи не розкриває секретів.</text:span></text:p>
      <text:p text:style-name="P298"><text:span text:style-name="T873">Сансет схрестила руки</text:span>.</text:p>
      <text:p text:style-name="Діалог">— <text:span text:style-name="T874">Це щось, що аматор би сказав, коли відповідь очевидна, але дуже добре схована.</text:span></text:p>
      <text:p text:style-name="Діалог">— <text:span text:style-name="T875">Аматор, кажеш?</text:span></text:p>
      <text:p text:style-name="P297"><text:span text:style-name="T875">Артеміс плеснув у долоні, після чого його накрило фіолетовим димом.</text:span> <text:span text:style-name="T875">Коли він розсіявся, на його місці був кролик і жував моркву.</text:span></text:p>
      <text:p text:style-name="P299">— <text:span text:style-name="T876">Я тільки но що перетворив себе на кролика.</text:span> — <text:span text:style-name="T877">Рот кролика рухався ідеально синхронно з словами які Сансет чула, але вона відмовлялась вірити, що це казав кролик</text:span>.</text:p>
      <text:p text:style-name="P299"><text:soft-page-break/>— <text:span text:style-name="T878">Чи можеш </text:span><text:span text:style-name="Emphasis"><text:span text:style-name="T878">ти</text:span></text:span> <text:span text:style-name="T878">перетворитися на кролика?</text:span> <text:span text:style-name="T878">Я так не думаю.</text:span></text:p>
      <text:p text:style-name="Діалог">— <text:span text:style-name="T878">Ні, але я можу перетворитися на демона і з’їсти вас в один укус.</text:span></text:p>
      <text:p text:style-name="P300"><text:span text:style-name="T879">На момент у повітрі повисла пауза, після чого кролик почав сміятися. Він поглянув на неї і сказав.</text:span></text:p>
      <text:p text:style-name="P252">— <text:span text:style-name="T879">Ти мені подобаєшся, вмієш жартувати.</text:span></text:p>
      <text:p text:style-name="P300"><text:span text:style-name="T880">Знову з’явився клуб диму, і людська версія Артеміса повернулась з поклоном.</text:span></text:p>
      <text:p text:style-name="Діалог">— <text:span text:style-name="T881">Будь ласка, поаплодуйте моїй гарній асистентці.</text:span></text:p>
      <text:p text:style-name="P300"><text:span text:style-name="T882">Він вказав на Сансет, його власні руки вистрибнули із рукавів і почали самі по собі плескати.</text:span> <text:span text:style-name="T883">Аудиторія теж почала гучно плескати, але ніхто не зміг обійти в цьому Пінкі.</text:span> <text:span text:style-name="T884">Сансет відчула як її щоки почали червоніти і вона спробувала це сховати за нахмуреним виразом.</text:span></text:p>
      <text:p text:style-name="P301"><text:span text:style-name="T885">Артеміс погладив її по голові і прошепотів у її вухо.</text:span></text:p>
      <text:p text:style-name="Діалог">— <text:span text:style-name="T886">Знаєш, тобі дійсно треба спробувати частіше посміхатися</text:span>. <text:span text:style-name="T887">Я зрозумів, що ти можеш досягнути у житті значно більше, коли посміхаєшся.</text:span></text:p>
      <text:p text:style-name="P301"><text:span text:style-name="T888">Сансет фиркнула.</text:span></text:p>
      <text:p text:style-name="P47"><text:span text:style-name="T888">Він хоча б не сказав «будь-ласка».</text:span></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89">Приходьте завтра, щоб побачити ще більше приголомшливих трюків!</text:span> <text:span text:style-name="T889">А тепер, дасвіданія!</text:span></text:p>
      <text:p text:style-name="P302"><text:span text:style-name="T890">З останньою хмарою диму, Артеміс зник, залишивши за собою феєрверк який полетів у повітря і вибухнув душем із вогників</text:span>.</text:p>
      <text:p text:style-name="P302"><text:span text:style-name="T891">Як тільки Сансет злізла зі сцени, Пінкі підбігла до неї.</text:span></text:p>
      <text:p text:style-name="Діалог">— <text:span text:style-name="T892">Ваучікі, Сансет, це було таааак круто!</text:span> <text:span text:style-name="T892">Із тебе непогана асистентка виходить!</text:span> <text:span text:style-name="T893">Як ти себе почувалась коли тебе розпилили на дві частини?</text:span></text:p>
      <text:p text:style-name="Діалог">— <text:span text:style-name="T893">Дивно.</text:span></text:p>
      <text:p text:style-name="P302"><text:span text:style-name="T894">Сансет несвідомо потерла живіт.</text:span></text:p>
      <text:p text:style-name="Думки_20_Сансет"><text:span text:style-name="T895">Я не хочу цього признавати, але це було доволі вражаючи</text:span>… <text:span text:style-name="T895">для магічної вистави.</text:span></text:p>
      <text:p text:style-name="Пропуск">******</text:p>
      <text:p text:style-name="Text_20_body"><text:span text:style-name="T896">Після вистави, дівчата зупинилися, щоб узяти чогось поїсти</text:span>. <text:span text:style-name="T897">Як би Сансет не намагалась, вона не могла знайти чогось, що не було або пересмаженим або жирним</text:span>. <text:span text:style-name="T898">Врешті, вона зупинилась на хот-догу.</text:span></text:p>
      <text:p text:style-name="P21"><text:span text:style-name="T899">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900">Рейнбоу перемогла, бо у неї було на одне павуче кільце більше.</text:span></text:p>
      <text:p text:style-name="P303"><text:span text:style-name="T901">Еплджек застогнала і поклала лице на стіл.</text:span></text:p>
      <text:p text:style-name="Діалог">— <text:span text:style-name="T900">Я ненавіжу сукні.</text:span></text:p>
      <text:p text:style-name="P304"><text:span text:style-name="T901">Реріті постукала її по плечу.</text:span></text:p>
      <text:p text:style-name="Діалог">— <text:span text:style-name="T902">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902">Жах</text:span>…</text:p>
      <text:p text:style-name="Text_20_body"><text:span text:style-name="T903">Сансет посміхнулась</text:span>. <text:span text:style-name="T904">Їй треба признати, що вона хотіла б побачити ці.</text:span></text:p>
      <text:p text:style-name="Text_20_body"><text:span text:style-name="T905">Вони пішли далі, у напрямку останньої зупинки</text:span>: <text:span text:style-name="T905">контактний зоопарк</text:span>. <text:span text:style-name="T906">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906">що змусило Сансет зморщити носа.</text:span> <text:span text:style-name="T907">Не дивлячись на те, що вона сама колись була поні, Сансет ніколи не була прихильницею тварин.</text:span> Принаймні, <text:span text:style-name="T907">не таких дурних, як у цьому світі.</text:span></text:p>
      <text:p text:style-name="P305"><text:span text:style-name="T908">Але Флатершай любила їх як бджоли мед</text:span>. Вона підбігла до найближчої вівці і почала гладити її шерсть, воркувати.</text:p>
      <text:p text:style-name="Діалог">— <text:span text:style-name="T909">Оооо, хто тут у нас </text:span><text:span text:style-name="Emphasis"><text:span text:style-name="T909">самий</text:span></text:span><text:span text:style-name="T909"> м’якенький!</text:span></text:p>
      <text:p text:style-name="P306">— <text:span text:style-name="T910">Беееее.</text:span> — <text:span text:style-name="T910">Видала щасливо вівця.</text:span></text:p>
      <text:p text:style-name="Text_20_body"><text:span text:style-name="T911">Сансет ходила довкола, обережно, намагаючись не вступити у щось, що хоч віддалено нагадувало звіриний послід.</text:span> <text:span text:style-name="T912">Доки вона уникала контакту з будь-якою з тварин, усім іншим було весело.</text:span></text:p>
      <text:p text:style-name="Діалог"><text:soft-page-break/>— <text:span text:style-name="T913">Гей, поглянь, Сансет.</text:span> — <text:span text:style-name="T913">Пінкі вказала на коричневу поні</text:span>. — <text:span text:style-name="T913">Це один з твоїх родичів!</text:span></text:p>
      <text:p text:style-name="P252">— <text:span text:style-name="T913">Ха-ха. Дуже смішно.</text:span> — <text:span text:style-name="T913">Відповіла Сансет саркастично.</text:span></text:p>
      <text:p text:style-name="P307"><text:span text:style-name="T914">Вона відчула, що щось схопило її позаду за куртку і почало тягнути.</text:span> <text:span text:style-name="T915">Вона поглянула вниз і побачила козу, яка їла її шкіряну куртку.</text:span></text:p>
      <text:p text:style-name="Діалог">— <text:span text:style-name="T916">Якого! Пусти</text:span>! <text:span text:style-name="T916">Знайди собі свою власну куртку!</text:span> — <text:span text:style-name="T917">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18">Фу! Фу!</text:span> — <text:span text:style-name="T919">Вона почала бити по козі.</text:span></text:p>
      <text:p text:style-name="P308"><text:span text:style-name="T920">Флатершай поглянула на них від загону з свинею яку вона годувала.</text:span></text:p>
      <text:p text:style-name="Діалог">— <text:span text:style-name="T921">Ох божечкі</text:span>. <text:span text:style-name="T921">Ммм, Сансет, будь ласка, будь обережна з нею.</text:span></text:p>
      <text:p text:style-name="Діалог">— <text:span text:style-name="T922">Пусти мою куртку, ти, дурна коза, або клянуся, я</text:span>—</text:p>
      <text:p text:style-name="Text_20_body"><text:span text:style-name="T923">Сансет спіткнулася назад і впала на сіно, яке встилало підлогу, доки коза продовжила жувати чорний шмат тканини.</text:span></text:p>
      <text:p text:style-name="P309"><text:span text:style-name="T924">Флатершай підбігла і протягнула руку Сансет.</text:span></text:p>
      <text:p text:style-name="Діалог">— <text:span text:style-name="T924">О божечкі, ти у порядку?</text:span></text:p>
      <text:p text:style-name="Діалог">— <text:span text:style-name="T924">Ні, я </text:span><text:span text:style-name="Emphasis"><text:span text:style-name="T924">не</text:span></text:span><text:span text:style-name="T924"> у порядку!</text:span></text:p>
      <text:p text:style-name="P309"><text:span text:style-name="T925">Сансет вдарила Флатершай по руці і підвелась, демонструючи велику діру у і без того дірявій куртці.</text:span></text:p>
      <text:p text:style-name="Діалог">— <text:span text:style-name="T925">Ця дурна коза просто сжерла частину мого одягу! Як вона вбіса взагалі це зробила?</text:span></text:p>
      <text:p text:style-name="P309"><text:span text:style-name="T926">Флатершай зробила кілька кроків назад.</text:span></text:p>
      <text:p text:style-name="P252">— <text:span text:style-name="T926">Ох, ну, я впевнена, що </text:span><text:span text:style-name="T927">їй </text:span><text:span text:style-name="T926">соромно за це.</text:span></text:p>
      <text:p text:style-name="Діалог">— <text:span text:style-name="T927">Це дурна тварина!</text:span> <text:span text:style-name="T928">І жодні вибачення не виправлять цього!</text:span> — <text:span text:style-name="T928">Вона штрикнула Флатершай у плече пальцем</text:span>. — <text:span text:style-name="T929">От тобі </text:span><text:span text:style-name="Emphasis"><text:span text:style-name="T929">хотілося</text:span></text:span><text:span text:style-name="T929"> із усіх можливих місць прийти у цей дурний зоопарк!</text:span> <text:span text:style-name="T929">Це все </text:span><text:span text:style-name="Emphasis"><text:span text:style-name="T929">твоя</text:span></text:span><text:span text:style-name="T929"> вина!</text:span></text:p>
      <text:p text:style-name="Text_20_body"><text:span text:style-name="T930">Рейнбоу налетіла і штовхнула Сансет назад у сіно.</text:span></text:p>
      <text:p text:style-name="Діалог">— <text:span text:style-name="T931">Відвали, Шимер!</text:span> <text:span text:style-name="T931">Це не її вина!</text:span> <text:span text:style-name="T932">Все що ти сьогодні робила, так це скаржилась!</text:span> <text:span text:style-name="T933">Якщо ти так не хочеш бути тут, то чому б тобі не зробити послугу, і не підеш геть!</text:span> — <text:span text:style-name="T933">Прокричала Рейнбоу.</text:span></text:p>
      <text:p text:style-name="Діалог"><text:soft-page-break/>— <text:span text:style-name="T934">Із задоволенням!</text:span></text:p>
      <text:p text:style-name="P310"><text:span text:style-name="T935">З знайомим поштовхом у спині, Сансет підвелась та пішла геть від плачущої Флатершай і розлюченої Рейнбоу Деш</text:span>.</text:p>
      <text:p text:style-name="Діалог">— <text:span text:style-name="T936">Сансет, зачекай</text:span><text:span text:style-name="T10">…</text:span></text:p>
      <text:p text:style-name="P311"><text:span text:style-name="T937">Сансет закрила вуха руками, не бажаючи чути, що збиралась сказати Пінкі</text:span>. <text:span text:style-name="T938">Вона нарешті була звільнена від її «послуги». Нізащо вона не збирається повертатися.</text:span></text:p>
      <text:p text:style-name="P312">Я знала, що це була тупа ідея!</text:p>
      <text:h text:style-name="P313" text:outline-level="1"><text:bookmark-start text:name="__RefHeading___Toc190_788317178"/><text:span text:style-name="T939">Крок</text:span> 6: <text:span text:style-name="T940">І довкола покружляй</text:span><text:span text:style-name="T940"><text:note text:id="ftn1" text:note-class="footnote"><text:note-citation>1</text:note-citation><text:note-body><text:p text:style-name="P314"><text:span text:style-name="T940">В оригіналі «</text:span>'Cause it's gonna make a sound» — <text:span text:style-name="T941">слова із пісні «</text:span>Helping Twilight Win The Crown<text:span text:style-name="T941">» яка звучала в першому фільмі по Еквестрія Герлз. В офіційному дабі (дуже якісному, як і переклад ц</text:span><text:span text:style-name="T940">ього фанфіку</text:span><text:span text:style-name="T941">) це</text:span><text:span text:style-name="T942">й</text:span><text:span text:style-name="T941"> </text:span><text:span text:style-name="T942">відривок </text:span><text:span text:style-name="T941">перетвори</text:span><text:span text:style-name="T942">вся</text:span><text:span text:style-name="T941"> на «</text:span><text:span text:style-name="T943">Розімкнено вузьке коло», що б це не значило</text:span><text:span text:style-name="T10">… </text:span><text:span text:style-name="T944">тому замість ц</text:span><text:span text:style-name="T945">ього</text:span><text:span text:style-name="T944"> </text:span><text:span text:style-name="T946">відривку</text:span><text:span text:style-name="T944">, </text:span><text:span text:style-name="T946">я </text:span><text:span text:style-name="T944">вибрав інш</text:span><text:span text:style-name="T946">ий</text:span><text:span text:style-name="T944"> як</text:span><text:span text:style-name="T946">ий</text:span><text:span text:style-name="T944"> звучит</text:span><text:span text:style-name="T946">ь</text:span><text:span text:style-name="T944"> у пісні за секунд 5 до.</text:span></text:p></text:note-body></text:note></text:span><text:bookmark-end text:name="__RefHeading___Toc190_788317178"/></text:h>
      <text:p text:style-name="Text_20_body"><text:span text:style-name="T947">Сансет споглядала на красу сонця, що заходило, стоячи на дерев’яному містку і популярному парку Кантерлоту.</text:span> <text:span text:style-name="T948">З мосту відкривався вид на струмок який осяювався останніми проміннями сонця</text:span>. <text:span text:style-name="T949">Їй завжди подобався час дня який був созвучний з її іменем</text:span><text:span text:style-name="T949"><text:note text:id="ftn0" text:note-class="footnote"><text:note-citation>2</text:note-citation><text:note-body><text:p text:style-name="P315">Sunset (Сансет) — Захід сонця.</text:p></text:note-body></text:note></text:span><text:span text:style-name="T949">.</text:span></text:p>
      <text:p text:style-name="Text_20_body"><text:span text:style-name="T950">Вона поклала руки на дерев’яні перила і голову поверх них</text:span>. <text:span text:style-name="T951">Сьогоднішній день був провалом</text:span>. <text:span text:style-name="T952">Все йшло доволі чудово, доки не стався інцидент у зоопарку.</text:span></text:p>
      <text:p text:style-name="P316"><text:span text:style-name="T953">Чому я так зациклилась на цьому</text:span><text:span text:style-name="T44">? </text:span><text:span text:style-name="T953">Я повинна радіти, що здихалась їх</text:span><text:span text:style-name="T44">. </text:span></text:p>
      <text:p text:style-name="Text_20_body"><text:span text:style-name="T954">Вона зітхнула, здуваючи пучок волосся який бовтався у неї перед обличчям.</text:span></text:p>
      <text:p text:style-name="P316"><text:span text:style-name="T955">А, точно, я зробила </text:span><text:span text:style-name="T956">все значено </text:span><text:span text:style-name="T955">важче, </text:span><text:span text:style-name="T956">щоб </text:span><text:span text:style-name="T955">стати друзями з ними.</text:span><text:span text:style-name="T44"> </text:span><text:span text:style-name="T957">Ага, це доволі великий мінус.</text:span></text:p>
      <text:p text:style-name="P317"><text:span text:style-name="T958">Сансет застогнала, всунувши руки у кишені, тільки щоб відчути щось м’яке всередині</text:span>. <text:span text:style-name="T959">Вона витягла рожеву єдиноріжку яку вона отримала на ярмарку і насупилась.</text:span></text:p>
      <text:p text:style-name="P318">— <text:span text:style-name="T960">Твайлайт Спаркл.</text:span></text:p>
      <text:p text:style-name="P319">Єдиноріжка дивилась на неї своїми очима-ґудзиками.</text:p>
      <text:p text:style-name="P320">— <text:span text:style-name="T961">Ти ж в курсі, що це твоя вина, так?</text:span> <text:span text:style-name="T961">Ти повернулась додому і стала принцесою, доки я застрягла тут, практично мучу себе</text:span>! <text:span text:style-name="T961">Я б втопила тебе </text:span><text:span text:style-name="T962">у річці</text:span><text:span text:style-name="T961">, якби не збиралась спалити тебе!</text:span></text:p>
      <text:p text:style-name="Text_20_body"><text:span text:style-name="T963">Єдиноріжка просто витріщалась на неї.</text:span></text:p>
      <text:p text:style-name="P320">— <text:span text:style-name="T964">Я розмовляю з лялькою. Я досягла нове дно.</text:span></text:p>
      <text:p text:style-name="P317"><text:span text:style-name="T965">Вона поклала її на перила поруч з собою і продовжила дивитися у воду де було її спотворене відображення</text:span>.</text:p>
      <text:p text:style-name="P320"><text:soft-page-break/>— <text:span text:style-name="T966">Чому ці обидва </text:span><text:span text:style-name="T965">виміри </text:span><text:span text:style-name="T966">так зациклені на дружбі? </text:span><text:span text:style-name="T967">Все що я пробувала, так це прожити це життя без покладання на когось іншого</text:span>. <text:span text:style-name="T967">Невже це на стільки неправильно?</text:span></text:p>
      <text:p text:style-name="Діалог_20_-_20_Іграшкова_20_Твайлайт">— <text:span text:style-name="T968">Ти також спробувала захопити владу промивши мізки учням і вбивши принцесу.</text:span></text:p>
      <text:p text:style-name="P317"><text:span text:style-name="T969">Сансет притулилась до перил.</text:span></text:p>
      <text:p text:style-name="P321">— <text:span text:style-name="T970">Добре, можливо я зайшла трошки далеко</text:span>… <text:span text:style-name="T970">але у мене на те була хороша причина</text:span>…</text:p>
      <text:p text:style-name="P317">Сансет нахмури<text:span text:style-name="T970">лась. У неї </text:span><text:span text:style-name="Emphasis"><text:span text:style-name="T970">була</text:span></text:span><text:span text:style-name="T970"> хороша причина, чи не так?</text:span> <text:span text:style-name="T970">Вона була впевнена, що була, хоча вона не може згадати яка саме.</text:span></text:p>
      <text:p text:style-name="P322">— <text:span text:style-name="T970">БУУ!</text:span></text:p>
      <text:p text:style-name="P317">Сансет тихенько скрикнула від здивування, перш ніж вона розвернулася.</text:p>
      <text:p text:style-name="P322">— <text:span text:style-name="T970">АААА!</text:span> — <text:span text:style-name="T970">Знову закричала вона.</text:span></text:p>
      <text:p text:style-name="P323">Твайлайт Спаркл <text:span text:style-name="T971">перед</text:span> не<text:span text:style-name="T971">ю</text:span>, прикрив рота, щоб приглушити <text:span text:style-name="T971">хихикання</text:span>.</text:p>
      <text:p text:style-name="P322">— <text:span text:style-name="T972">Пробач-пробач! Я просто завжди хотіла так зробити.</text:span></text:p>
      <text:p text:style-name="P324"><text:span text:style-name="T973">Сансет витріщалась на неї кілька моментів, доки мозок не почав знову працювати</text:span>. Вона стиснула кулаки й <text:span text:style-name="T974">гаркнула.</text:span></text:p>
      <text:p text:style-name="P322">— <text:span text:style-name="T972">Що ти робиш тут?</text:span></text:p>
      <text:p text:style-name="P322">— <text:span text:style-name="T972">Я гуляла з мо</text:span><text:span text:style-name="T975">їм</text:span><text:span text:style-name="T972"> собакою, Спайком</text:span>. <text:span text:style-name="T972">Привітайся, Спайку!</text:span></text:p>
      <text:p text:style-name="Text_20_body"><text:span text:style-name="T976">Поглянув вниз, Сансет побачила знайомо собаку що принюхувався до її чобіт</text:span>. <text:span text:style-name="T977">Спайк поглянув на неї і кілька разів щасливо гавкнув, розмахуючи хвостом.</text:span></text:p>
      <text:p text:style-name="P325">Сансет підняла руки, щоб помасажувати чоло.</text:p>
      <text:p text:style-name="Думки_20_Сансет"><text:span text:style-name="T978">У них навіть однакові собаки</text:span>. <text:span text:style-name="T979">Вони обидві не можуть залишити мене у спокої.</text:span></text:p>
      <text:p text:style-name="P326"><text:span text:style-name="T980">Твайлайт зітхнула, уся радість зникла з її обличчя.</text:span></text:p>
      <text:p text:style-name="P322">— <text:span text:style-name="T981">Послухай, я знаю, що не подобаюсь тобі</text:span><text:span text:style-name="T10">…</text:span></text:p>
      <text:p text:style-name="P322">—<text:span text:style-name="T981">Хто тобі </text:span><text:span text:style-name="Emphasis"><text:span text:style-name="T981">таке</text:span></text:span><text:span text:style-name="T981"> сказав?</text:span></text:p>
      <text:p text:style-name="P322">— <text:span text:style-name="T10">…</text:span><text:span text:style-name="T982">І саме тому я ще більше спантеличена, чому ти врятувала мене тоді.</text:span> <text:span text:style-name="T981">Якщо я не подобаюсь тобі, тоді чому ти це зробила?</text:span></text:p>
      <text:p text:style-name="Text_20_body"><text:soft-page-break/>Sunset slumped her shoulders and looked away, refusing to meet Twilight’s determined stare.</text:p>
      <text:p text:style-name="P327">— <text:span text:style-name="T981">Що? Ти не знаєш, чому врятувала мене?</text:span></text:p>
      <text:p text:style-name="P327">— <text:span text:style-name="T981">Ні, не знаю.</text:span> — <text:span text:style-name="T981">Збрехала Сансет.</text:span></text:p>
      <text:p text:style-name="P328">Твайлайт схрестила руки.</text:p>
      <text:p text:style-name="P329">— <text:span text:style-name="T983">Тоді мені здається, що ти не ненавидиш мене так сильно, як ти про це говориш.</text:span></text:p>
      <text:p text:style-name="P330">Sunset turned back to Twilight, a burning fire in her eyes.</text:p>
      <text:p text:style-name="P327">— <text:span text:style-name="T984">Ні, Твайлайт. Я ненавиджу тебе.</text:span> — <text:span text:style-name="T984">Сказала вона повільним, спокійним голосом.</text:span> — <text:span text:style-name="T985">Я ненавиджу тебе настільки сильно, що мені іноді стає боляче.</text:span> <text:span text:style-name="T985">Тільки від однієї думки про тебе у мене починається свербіж.</text:span> <text:span text:style-name="T985">Ти наче нічний кошмар із якого я не можу прокинутися.</text:span></text:p>
      <text:p text:style-name="P331">Твайлайт відійшла назад на кілька кроків, на її очах був помітен біль.</text:p>
      <text:p text:style-name="P327">— <text:span text:style-name="T985">Чому? Що я тобі зробила?</text:span></text:p>
      <text:p text:style-name="P331">До горла Сансет повернулась напруга.</text:p>
      <text:p text:style-name="P332">— <text:span text:style-name="T985">Це не те, що </text:span><text:span text:style-name="Emphasis"><text:span text:style-name="T985">ти</text:span></text:span><text:span text:style-name="T985"> зробила. Це те, що інша Твайлайт Спаркл зробила!</text:span></text:p>
      <text:p text:style-name="P333">Twilight stomped her foot, startling Spike into barking at the two girls raising their voices.</text:p>
      <text:p text:style-name="P334">— <text:span text:style-name="T986">І ось ти знову про цю «іншу Твайлайт Спаркл»!</text:span> <text:span text:style-name="T986">Про це ти взагалі говориш?</text:span> <text:span text:style-name="T986">Не існує іншої мене!</text:span></text:p>
      <text:p text:style-name="P334">— <text:span text:style-name="T986">Так, існує!</text:span> <text:span text:style-name="T986">Існує інша ти, яка живе в іншому світі і вона зруйнувала моє життя!</text:span></text:p>
      <text:p text:style-name="P335">— <text:span text:style-name="T986">Пф.</text:span> — <text:span text:style-name="T986">Твайлайт закотила очі.</text:span> — <text:span text:style-name="T986">Ти же не сподіваєшся, що я повірю у це, чи не так?</text:span></text:p>
      <text:p text:style-name="P336">— <text:span text:style-name="T986">Ні, не сподіваюсь.</text:span></text:p>
      <text:p text:style-name="P336">— <text:span text:style-name="T986">Тоді чому ти розповідаєш мені усе це замість того, щоб сказати правду?</text:span></text:p>
      <text:p text:style-name="P337">— <text:span text:style-name="T986">Тому що, це і є </text:span><text:span text:style-name="Emphasis"><text:span text:style-name="T986">правда</text:span></text:span><text:span text:style-name="T986">!</text:span> — <text:span text:style-name="T987">Сансет поглянула вниз на Спайка, який все ще гавкав.</text:span> — <text:span text:style-name="T987">Та замовкни вже!</text:span></text:p>
      <text:p text:style-name="Text_20_body"><text:soft-page-break/>Spike folded his ears and ran to hide behind Twilight’s leg. Twilight scowled at Sunset and pointed with a finger.</text:p>
      <text:p text:style-name="P337">— <text:span text:style-name="T987">По-перше, не кричи на мого собаку.</text:span> <text:span text:style-name="T987">І по-друге, ти з глузду з’їхала? Ти думаєш, що існує інший світ з іншою мною?</text:span></text:p>
      <text:p text:style-name="P333">Sunset brushed Twilight’s hand away.</text:p>
      <text:p text:style-name="Діалог">— <text:span text:style-name="T988">Ні, я не з’їхала з глузду</text:span>. <text:span text:style-name="T988">І я не </text:span><text:span text:style-name="Emphasis"><text:span text:style-name="T988">думаю</text:span></text:span><text:span text:style-name="T988"> що існує інший світ, я </text:span><text:span text:style-name="Emphasis"><text:span text:style-name="T988">знаю</text:span></text:span><text:span text:style-name="T988"> що існує інший світ.</text:span></text:p>
      <text:p text:style-name="P333">Sunset turned and walked halfway down the bridge before stopping.</text:p>
      <text:p text:style-name="P338">Здається, я знаю як мені нарешті здихатися від неї</text:p>
      <text:p text:style-name="P339">Вона обернулась.</text:p>
      <text:p text:style-name="P340">— <text:span text:style-name="T989">Твайлайт, ти дійсно хочеш знати правду?</text:span> <text:span text:style-name="T989">Бо вона може зруйнувати фундамент усього того у що ти віриш.</text:span> <text:span text:style-name="T990">Я можу зруйнувати твій погляд на світ прямо зараз. Чи ти дійсно хочеш цього?</text:span></text:p>
      <text:p text:style-name="P333">Twilight opened her mouth, then hesitated, biting her lip. She was silent for a moment, eyes darting around the park as she thought.</text:p>
      <text:p text:style-name="P340">— <text:span text:style-name="T991">Що ти можеш знати такого, що могло б змінити мій погляд на світ?</text:span> — <text:span text:style-name="T992">Запитала вона тремтячим голосом.</text:span></text:p>
      <text:p text:style-name="P333">Sunset walked up to her and looked her straight in the eye.</text:p>
      <text:p text:style-name="P340">— <text:span text:style-name="T993">Магія існує, Твайлайт Спаркл</text:span>. <text:span text:style-name="T993">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41">Twilight took a step back, her mouth open in disbelief. She stared, mesmerized by Sunset’s intense eyes.</text:p>
      <text:p text:style-name="P342">— “You’re… you’re lying…” — Sunset could hear the doubt in her voice. — “You have to be lying, or crazy! Magic doesn’t exist!” </text:p>
      <text:p text:style-name="P341">Sunset smirked.</text:p>
      <text:p text:style-name="P342">—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41"><text:soft-page-break/>Twilight took another step back, almost tripping over Spike.</text:p>
      <text:p text:style-name="P343">— “I‐I don’t… that isn’t… that can’t be…”</text:p>
      <text:p text:style-name="P341">Satisfied, Sunset turned to leave.</text:p>
      <text:p text:style-name="P343">— “That’s what I thought. You don’t want to hear the full truth, Twilight. You aren’t ready for it. Go home, forget you met me, and forget what I said. You’ll sleep better at night.”</text:p>
      <text:p text:style-name="P341">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44">— “This is stupid! Why are we wasting our time with her? She clearly doesn’t want to be our friend, so why should we bother trying to be hers?”</text:p>
      <text:p text:style-name="P345">Pinkie licked a dollop of whipped cream off her own nose.</text:p>
      <text:p text:style-name="P346">—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45">Rainbow put an arm on the table and rested her head in her hand.</text:p>
      <text:p text:style-name="P346">— “Yeah, I doubt that’s going to happen again.”</text:p>
      <text:p text:style-name="P346">— “Regardless,” — Rarity spoke up, — “we made a promise to try and help her, and we should keep it. And while I’m not too keen on the idea of building a friendship off of a promise, I suppose we have to start somewhere.”</text:p>
      <text:p text:style-name="P346">— “You can’t be serious, Rarity! She practically screamed at Fluttershy and you still want to be friends with her?”</text:p>
      <text:p text:style-name="P345">Rarity held up a hand.</text:p>
      <text:p text:style-name="P346">— “I’m not saying she shouldn’t apologize, but we should also consider that she’s practically spent the last three years either alone or bossing someone around. We can’t expect her to change overnight.”</text:p>
      <text:p text:style-name="P347">Applejack nodded.</text:p>
      <text:p text:style-name="P348"><text:soft-page-break/>— “Rarity’s right. Maybe we should try just talkin’ to her first. Get to know her a little more. We might be able to avoid situations like this if we start by doin’ things she likes.”</text:p>
      <text:p text:style-name="P347">Rainbow let out a frustrated growl.</text:p>
      <text:p text:style-name="P349">— “Fluttershy, you’re with me on this, right? You can’t seriously want to still be friends with Sunset Shimmer?”</text:p>
      <text:p text:style-name="P347">Fluttershy just stared at her cocoa.</text:p>
      <text:p text:style-name="P349">— “Well, um… the goat <text:span text:style-name="Emphasis">did</text:span> eat her jacket…”</text:p>
      <text:p text:style-name="P347">Rainbow threw up her arms.</text:p>
      <text:p text:style-name="P349">— “What’s wrong with you guys? Listen, I get you want to keep your promise to Twilight, but this is a lost cause! Sunset isn’t going to change!”</text:p>
      <text:p text:style-name="P349">— “Now that ain’t fair R.D. Ya can’t just judge her off of today,” — Applejack said.</text:p>
      <text:p text:style-name="P349">— “I’m not. I’m judging her off of everything she’s done since freshmen year!”</text:p>
      <text:p text:style-name="P347">Applejack gave her a stern look.</text:p>
      <text:p text:style-name="P349">— “Now listen here, Dash. She apologized for that… more or less. That’s in the past now. We all gotta move on and help her be a better person.”</text:p>
      <text:p text:style-name="P347">Rainbow dropped her head against the table.</text:p>
      <text:p text:style-name="P349">— “You guys are hopeless.” — She raised it again, glaring at all of them. — “Fine, I’ll let it go this time. But I swear if she crosses one more line…” — Rainbow brought a fist into her open palm. — “I’m going to give her an early graduation present!”</text:p>
      <text:p text:style-name="P350">******</text:p>
      <text:p text:style-name="Text_20_body">Twilight’s alarm went off at the time it always did, and she pressed the snooze button hoping she could get a few more minutes of sleep. Something wet began to tickle her face, and she started to giggle.</text:p>
      <text:p text:style-name="P351">— “Spike, stop it. Hehehe, Spike! Okay, okay, I’m up!”</text:p>
      <text:p text:style-name="P352">She rose from her bed, taking Spike into her arms and scratching him behind the ear.</text:p>
      <text:p text:style-name="P351">— “First day at my new school, buddy,” — Twilight said, a hint of longing in her voice.</text:p>
      <text:p text:style-name="P352">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52">She put on her nicest blouse and a long purple skirt, wanting to make a good first impression. Looking herself over in the mirror, she said.</text:p>
      <text:p text:style-name="P353">— “Mom is right, I should try and make a few friends this year.”</text:p>
      <text:p text:style-name="P352">She frowned. But what if everyone avoided her, or was intimidated by her extensive knowledge of… well, pretty much everything? That was what happened last time. For the last three years, she had had only one friend, though they had been like two peas in a pod. </text:p>
      <text:p text:style-name="P353">—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54">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55">— “Good morning, sweetheart,” — Night Light said, kissing Twilight on the forehead.</text:p>
      <text:p text:style-name="Text_20_body">He was dressed in a nice gray suit with a large brown overcoat; his new, standard look as an astronomy professor at Canterlot University.</text:p>
      <text:p text:style-name="P355">— “Big day, huh?”</text:p>
      <text:p text:style-name="P356">Twilight shuffled in her seat.</text:p>
      <text:p text:style-name="P355">— “Yeah, guess so.”</text:p>
      <text:p text:style-name="P356">Night Light grabbed his keys off the counter.</text:p>
      <text:p text:style-name="P355">—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56">Night Light let out a slow breath.</text:p>
      <text:p text:style-name="P355">— “Nervous?” he asked.</text:p>
      <text:p text:style-name="Text_20_body">Twilight just nodded her head.</text:p>
      <text:p text:style-name="P357">—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57">— “Don’t worry, Dad, it's school. I’ll be safe here.”</text:p>
      <text:p text:style-name="P358">Twilight gave him a reassuring smile, but it didn’t reach her eyes. No matter how much she tried to play it off, she was still shaken up.</text:p>
      <text:p text:style-name="P357">— “I know, I know. School is probably the safest place you could be other than home. I just can’t help but worry…”</text:p>
      <text:p text:style-name="P357">— “Everything will be just fine, I promise.”</text:p>
      <text:p text:style-name="P359">Night Light looked at her from the corner of his eye and smiled.</text:p>
      <text:p text:style-name="P360">— “I know. You’re a tough girl, just like your mom. Just promise me you’ll be careful though.”</text:p>
      <text:p text:style-name="P360">— “I promise.” she repeated.</text:p>
      <text:p text:style-name="P360">— “And try to make some friends this year. High school is more fun—and safe—if you have some good friends.”</text:p>
      <text:p text:style-name="P361">Twilight huffed.</text:p>
      <text:p text:style-name="P360">— “It’s not like I <text:span text:style-name="Emphasis">didn’t</text:span> have friends before, Dad.”</text:p>
      <text:p text:style-name="P360">— “Twilight, you had <text:span text:style-name="Emphasis">one</text:span> friend.”</text:p>
      <text:p text:style-name="P362"><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61">She unbuckled herself and leaned over to kiss her dad on the cheek.</text:p>
      <text:p text:style-name="P362">— “Have a good day at work.”</text:p>
      <text:p text:style-name="P362">—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62">— “Wow,” — she marveled, constantly spinning around to take in everything.</text:p>
      <text:p text:style-name="P363">She bumped into something and staggered back, almost falling to the floor.</text:p>
      <text:p text:style-name="P364">— “Oops.” — She looked up and saw she had crashed into what appeared to be one of the jocks. — “Oh, I’m so sorry, I wasn’t looking where I was going.” — </text:p>
      <text:p text:style-name="Діалог">“Hey, no worries, Twilight.”</text:p>
      <text:p text:style-name="P363">He smiled and waved before walking off.</text:p>
      <text:p text:style-name="P363">Twilight stared after him.</text:p>
      <text:p text:style-name="Думки_20_Твайлайт">How did he know my name?</text:p>
      <text:p text:style-name="Text_20_body">As she started down one of the many halls, she found that a lot of people seemed to already know who she was.</text:p>
      <text:p text:style-name="P365">— “Hey, Twilight!”</text:p>
      <text:p text:style-name="P365">— “What’s up, Twilight?”</text:p>
      <text:p text:style-name="P365"><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66">— Excuse me, do you know<text:span text:style-name="T10">…</text:span></text:p>
      <text:p text:style-name="P367">The girl whirled around and had blinked at her before she leaped into the air with a loud gasp and shot off down the hallway screaming.</text:p>
      <text:p text:style-name="P368"><text:span text:style-name="T10">… </text:span><text:span text:style-name="Emphasis">Girrrrrrrrrls!</text:span></text:p>
      <text:p text:style-name="P367">Twilight looked on in open‐mouthed confusion.</text:p>
      <text:p text:style-name="P369">— “Well, that was… interesting.”</text:p>
      <text:p text:style-name="Пропуск">******</text:p>
      <text:p text:style-name="P370">—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71">— “So then I said to her<text:span text:style-name="T10">… </text:span>woah! Pinkie!” — Pinkie’s arm had hooked around Rarity’s and dragged her away from the conversation. — “What are you doing?”</text:p>
      <text:p text:style-name="P371">— “No time! We have a situation… I think… maybe… there’s Applejack!”</text:p>
      <text:p text:style-name="P372">Applejack was standing at her locker, trying to get comfortable in the white, frilly dress Rarity had made when she noticed Pinkie speeding towards her.</text:p>
      <text:p text:style-name="P373">— “Hey girls, what’s… oof!”</text:p>
      <text:p text:style-name="P372">Pinkie had grabbed her by the hand and pulled her along.</text:p>
      <text:p text:style-name="P374">— “Come on! I need to tell you something! This is big! Like, <text:span text:style-name="Emphasis">super</text:span> big!”</text:p>
      <text:p text:style-name="P375">— “Rarity, what is she babbling about?”</text:p>
      <text:p text:style-name="Text_20_body">Rarity could only shrug.</text:p>
      <text:p text:style-name="P375">—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75">— “What’s going on?” — she asked in a panicked voice.</text:p>
      <text:p text:style-name="P375">— “Sorry, sugarcube, we have no idea.” — Applejack answered.</text:p>
      <text:p text:style-name="Text_20_body">Pinkie led them out the back door to the stadium, where Rainbow was out on the soccer field, bouncing a ball on her head.</text:p>
      <text:p text:style-name="P376">— “Ninety-seven, ninety-eight, ninety-nine…”</text:p>
      <text:p text:style-name="P376"><text:soft-page-break/>— “Rainbow Dash!” Pinkie yelled as she slammed into her, bringing all five girls to the grass.</text:p>
      <text:p text:style-name="P377">The soccer ball fell onto the lawn to next to Rainbow who groaned.</text:p>
      <text:p text:style-name="P376">— “Aw, come on, Pinkie, I was on a roll!”</text:p>
      <text:p text:style-name="P378">Pinkie jumped to her feet.</text:p>
      <text:p text:style-name="P376">— “I’m super sorry! But, we have a problem, or actually, it’s more like a situation, or maybe a predicament… hmm, actually it could be called a…”</text:p>
      <text:p text:style-name="P379">— “Pinkie, get to the point,” — Rainbow snapped.</text:p>
      <text:p text:style-name="P379">— “Twilight is here!” — Pinkie said, flailing her arms over her head.</text:p>
      <text:p text:style-name="P379">— “What?” — they all shouted simultaneously.</text:p>
      <text:p text:style-name="P378">Rarity paused from her chore of trying to wipe the grass stains off Applejack’s dress.</text:p>
      <text:p text:style-name="P379">—“You mean she came back?”</text:p>
      <text:p text:style-name="P380">— “No, no, no, no, not <text:span text:style-name="Emphasis">that</text:span> Twilight! <text:span text:style-name="Emphasis">Our</text:span> Twilight, wait, I mean the one from <text:span text:style-name="Emphasis">this</text:span> world; the non-magical one!”</text:p>
      <text:p text:style-name="P380">—“How do you know, Pinkie?” — Applejack asked.</text:p>
      <text:p text:style-name="P380">— “‘Cause she just came up and talked to me in the hallway!”</text:p>
      <text:p text:style-name="P380">— “Wow, what are the odds of this world’s Twilight Sparkle coming to Canterlot High right after the other one leaves?” — Fluttershy wondered.</text:p>
      <text:p text:style-name="P378">Pinkie tapped a finger against her chin.</text:p>
      <text:p text:style-name="P380">— “Pretty high I guess.” — She shook her head. — “But, don’t you girls see the problem here?”</text:p>
      <text:p text:style-name="P378">Rainbow shrugged.</text:p>
      <text:p text:style-name="P380">— “Not really.”</text:p>
      <text:p text:style-name="P378">Rarity took her by the shoulders and said in a dramatic voice.</text:p>
      <text:p text:style-name="P380">— “Rainbow, think about it! This is high school, and teenagers <text:span text:style-name="Emphasis">talk</text:span><text:span text:style-name="T44">.</text:span> What do you think is on everyone’s mind right now?”</text:p>
      <text:p text:style-name="P381">Rainbow’s eyes widened.</text:p>
      <text:p text:style-name="P382">— “Oh, now I see what you mean.”</text:p>
      <text:p text:style-name="P381"><text:soft-page-break/>Rarity nodded.</text:p>
      <text:p text:style-name="P382">— “If word of what happened at the dance reaches that Twilight’s ears, she’s going to be hopelessly confused. She’ll think everyone around here is crazy, or trying to pull some cruel joke on her!”</text:p>
      <text:p text:style-name="P383">—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84">— “Hold up, y'all,” — Applejack said in between breaths, trying not to trip in her dress. — “Maybe we’re overthinkin’ this. It’s not like Sunset’s gonna hurt the girl, right?”</text:p>
      <text:p text:style-name="Text_20_body">Rainbow looked over and gave her a pointed stare.</text:p>
      <text:p text:style-name="P384">—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84">—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994">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85">She removed her hand and took an aggressive stance.</text:p>
      <text:p text:style-name="P386">— “What the hell are you doing here?” — she half shouted, half hissed.</text:p>
      <text:p text:style-name="P386">— “I go here now,” — Twilight said simply.</text:p>
      <text:p text:style-name="P385">Sunset’s eye twitched, something she noticed it had been doing a lot more often.</text:p>
      <text:p text:style-name="Думки_20_Сансет">Of course! Of course she would come here of all places! Dear Celestia, what have I done to deserve all of this?</text:p>
      <text:p text:style-name="P386">— “And why are you choosing to bug <text:span text:style-name="T44">me</text:span> of all people?” Sunset asked in a low growl.</text:p>
      <text:p text:style-name="P386">— “Because…” — Twilight took a deep breath. “Because I want to know the truth.”</text:p>
      <text:p text:style-name="P387">— “The truth?” — Sunset asked incredulously. — “<text:span text:style-name="Emphasis">Now</text:span> you want to know the truth? You can’t handle the truth!”</text:p>
      <text:p text:style-name="P385">Twilight looked back at her with a determined expression that Sunset instantly grew to hate.</text:p>
      <text:p text:style-name="P386">— “That’s for me to decide, isn’t it? Everyone in this school seems to already know my name, one of them even called me <text:span text:style-name="Emphasis">princess</text:span><text:span text:style-name="T44">,</text:span> and I want to know why.”</text:p>
      <text:p text:style-name="P388">— “Yes, I guess that first part is true,” — Sunset mumbled.</text:p>
      <text:p text:style-name="P385">She looked around at some of the students who were beginning to gather and stare at the two girls who looked like they were about to break out into a fight. </text:p>
      <text:p text:style-name="P385">Pointing a finger at Twilight, Sunset said.</text:p>
      <text:p text:style-name="P389">—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90">— “By the way,” — Twilight called to her, — “you do know there’s a tear in your jacket, right?”</text:p>
      <text:p text:style-name="P390">—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91">Rarity fell into step next to her, a worried expression on her face.</text:p>
      <text:p text:style-name="Діалог">— “Sunset, what exactly do you plan on telling Twilight?”</text:p>
      <text:p text:style-name="P392">— “The truth.”</text:p>
      <text:p text:style-name="P392">— “Ah, that’s what I thought.” — Rarity bit her lip. — “Well… while I think honesty is the best policy, are you sure that’s a good idea?”</text:p>
      <text:p text:style-name="P393">Sunset stopped in front of the cafeteria door.</text:p>
      <text:p text:style-name="P394">— “Do you have something better in mind?”</text:p>
      <text:p text:style-name="P394">— “Um… no, no not really.”</text:p>
      <text:p text:style-name="P394">— <text:span text:style-name="T995">Тоді замовкни і йди за мною.</text:span> — Sunset threw the doors and marched inside.</text:p>
      <text:p text:style-name="P393">Rarity put her hands on her hips.</text:p>
      <text:p text:style-name="P394">—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95">— “Err, why exactly are they all here?” — Twilight asked.</text:p>
      <text:p text:style-name="P395">— <text:span text:style-name="T996">Тому що вони типу важливі</text:span>… <text:span text:style-name="T996">нажаль.</text:span> — Sunset added under her breath.</text:p>
      <text:p text:style-name="P395"><text:soft-page-break/>— <text:span text:style-name="T996">Привіт!</text:span> — Pinkie reached over the table and took Twilight’s hand, shaking it vigorously. — <text:span text:style-name="T996">Я Пінкі Пай!</text:span> <text:span text:style-name="Emphasis"><text:span text:style-name="T996">Тааааак</text:span></text:span><text:span text:style-name="T996"> приємно знову зістрітися з тобою!</text:span></text:p>
      <text:p text:style-name="P395">— <text:span text:style-name="T996">Знову?</text:span> — Twilight looked at Sunset, who simply had a bored expression.</text:p>
      <text:p text:style-name="P396">— <text:span text:style-name="T997">Ми зараз все пояснено, дорогенька.</text:span> — Rarity smiled. She shook Twilight’s hand after Pinkie finally let go. — <text:span text:style-name="T998">Можеш звати мене Реріті.</text:span></text:p>
      <text:p text:style-name="P397">— <text:span text:style-name="T999">Рейнбоу Деш. —</text:span> Rainbow grinned.</text:p>
      <text:p text:style-name="P393">Applejack tipped her hat.</text:p>
      <text:p text:style-name="P397">— “Name’s Applejack. And if yer wonderin’, no, Ah don’t normally wear dresses to school.”</text:p>
      <text:p text:style-name="P397">— “I’m Fluttershy,” — Fluttershy said in a surprisingly clear voice.</text:p>
      <text:p text:style-name="P397">— <text:span text:style-name="T999">Уряряря, ми тепер усі друзі тут!</text:span> — <text:span text:style-name="T999">Сказала Сансет саркастично.</text:span></text:p>
      <text:p text:style-name="Text_20_body">She drummed her fingers on the table.</text:p>
      <text:p text:style-name="P397">— <text:span text:style-name="T999">А тепер, звідки мені почати?</text:span></text:p>
      <text:p text:style-name="P398">— <text:span text:style-name="T1000">З початку, дурненька. — Запропонувала Пінкі.</text:span></text:p>
      <text:p text:style-name="P399">Сансет проігнорувала її.</text:p>
      <text:p text:style-name="P398">— <text:span text:style-name="T1001">Добре, пам’ятаєш про що я казала тобі про інший світ у суботу?</text:span></text:p>
      <text:p text:style-name="P400">Твайлайт кивнула головою.</text:p>
      <text:p text:style-name="P401">— <text:span text:style-name="T1001">Чекай, суботу? —</text:span> <text:span text:style-name="T1001">Врізалась Рейнбоу. —</text:span> <text:span text:style-name="T1001">Коли ти зустріла її?</text:span></text:p>
      <text:p text:style-name="P401">— <text:span text:style-name="T1001">Десь коли я пішла геть від вас з ярмарку</text:span>. <text:span text:style-name="T1001">А тепер, не перебивайте мене.</text:span></text:p>
      <text:p text:style-name="Text_20_body">Rainbow fell silent, but only after giving Sunset a cold glare.</text:p>
      <text:p text:style-name="P402">— <text:span text:style-name="T1002">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403">— <text:span text:style-name="T1003">Почекай.</text:span> — <text:span text:style-name="T1003">Твайлайт засміялась</text:span>. — <text:span text:style-name="T1003">Ти дійсно збираєшся мені розповісти про світ повний розумних чарівних поні?</text:span></text:p>
      <text:p text:style-name="P403">— <text:span text:style-name="T1003">Так. І що я тільки що сказала про те, щоб перебивати мене?</text:span></text:p>
      <text:p text:style-name="P393">Twilight cleared her throat, suppressing another laugh.</text:p>
      <text:p text:style-name="P403">— <text:span text:style-name="T1003">Будь ласка, продовжуй.</text:span></text:p>
      <text:p text:style-name="P403">—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404">—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05">—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05">— “The crown was then going to be used as the prize for the princess of the Fall Formal. I wasn’t too worried about it then. I thought I was certain to win the title like I did every year.”</text:p>
      <text:p text:style-name="P393">Sunset gripped the table hard and clenched her teeth.</text:p>
      <text:p text:style-name="P405">— “And then <text:span text:style-name="Emphasis">she</text:span> followed me back here. She was so determined to get her stupid crown back. She barges in here and just… ruins <text:span text:style-name="Emphasis">everything!</text:span>”</text:p>
      <text:p text:style-name="P406">Rainbow gave a cruel smirk.</text:p>
      <text:p text:style-name="P405">—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07">— “Yes,” — Sunset said in a lethal whisper, — “by doing <text:span text:style-name="Emphasis">that</text:span>.”</text:p>
      <text:p text:style-name="Text_20_body">Rarity, very slowly, put a hand on Sunset’s arm and pulled her back down to the bench, while Applejack did the same for Rainbow.</text:p>
      <text:p text:style-name="P408">— “Please, let’s try not to make a scene here, girls.” — Rarity mediated. </text:p>
      <text:p text:style-name="Text_20_body">Sunset measured the ferocity in Rainbow’s eyes. They gave a stern warning, daring Sunset to try something.</text:p>
      <text:p text:style-name="P409"><text:soft-page-break/>Though it was tempting, Sunset wasn’t in the mood to fight. She finally averted her glare to the back wall and continued her story.</text:p>
      <text:p text:style-name="P408">— “Well, as Rainbow so nicely put it, the other Twilight Sparkle turned the whole school against me. She won the crown, but, I wasn’t going to go down without a fight.”</text:p>
      <text:p text:style-name="P408">— “This is the part where it gets really good,” — Pinkie whispered mostly to herself.</text:p>
      <text:p text:style-name="P410">—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11">—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412">Sunset pointed to Pinkie.</text:p>
      <text:p text:style-name="P413">— "That… just about sums it up.”</text:p>
      <text:p text:style-name="P412">Twilight put her hands together on the table and rested her chin on them.</text:p>
      <text:p text:style-name="P413">—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14">— <text:span text:style-name="T1004">Ага.</text:span> — <text:span text:style-name="T1005">Сансет кивнула.</text:span></text:p>
      <text:p text:style-name="Text_20_body">Twilight was silent for a moment. Then she burst into hysterical laughter, clutching her sides.</text:p>
      <text:p text:style-name="P414">—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415">Twilight’s laughter came to an end as she wiped the tears from her eyes. She looked around at the faces staring back at her. Only Pinkie was smiling, as usual. Twilight’s own grin slid from her face.</text:p>
      <text:p text:style-name="P416">— “Okay, I caught on. Why aren’t you girls laughing with me?”</text:p>
      <text:p text:style-name="P416">— “Because, sugarcube… we ain’t jokin’,” — Applejack said.</text:p>
      <text:p text:style-name="P417">—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18">Еплджек кивнула.</text:p>
      <text:p text:style-name="P419">— “Ah do, because Ah was there when it all happened. Ah know it’s hard to believe, but it’s the truth.”</text:p>
      <text:p text:style-name="P419">—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20">Rarity looked over to Pinkie.</text:p>
      <text:p text:style-name="P421">— “Show her the picture.”</text:p>
      <text:p text:style-name="Text_20_body">Pinkie reached into her hair and produced a simple photograph, handing it to Twilight.</text:p>
      <text:p text:style-name="P420"><text:soft-page-break/>Twilight took it and her eyes grew to the size of dinner plates.</text:p>
      <text:p text:style-name="P421">— “That… that’s me. But… how? And why do I have wings?”</text:p>
      <text:p text:style-name="P421">— <text:span text:style-name="T1006">Магія.</text:span> — <text:span text:style-name="T1006">Сказала Сансет.</text:span></text:p>
      <text:p text:style-name="P422">— <text:span text:style-name="T1007">Магія</text:span>… — Twilight trailed off, then furrowed her eyebrows. — <text:span text:style-name="T1007">Або Фотошоп.</text:span></text:p>
      <text:p text:style-name="P423">Sunset couldn’t help but smirk.</text:p>
      <text:p text:style-name="Думки_20_Сансет">She’s really trying not to believe this.</text:p>
      <text:p text:style-name="P422">— “Pinkie,” — Sunset snapped her fingers, — “show her the video.”</text:p>
      <text:p text:style-name="P422">— “Girrrrl, don’t you snap your fingers at me,” — Pinkie said, rolling her neck.</text:p>
      <text:p text:style-name="Text_20_body">Sunset slammed her palm against the table, glaring at her.</text:p>
      <text:p text:style-name="P422">— “Right, video, on it.”</text:p>
      <text:p text:style-name="P424">Pinkie ducked under the table and produced a very pink laptop from her bag. She pulled up the slander video Sunset had made of Twilight, and flipped the computer around.</text:p>
      <text:p text:style-name="P422">—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25">— “So.” — Sunset smiled viciously. — “Where’s your science fiction now?”</text:p>
      <text:p text:style-name="P426">Twilight put her head in her hands.</text:p>
      <text:p text:style-name="P425">— “There has to be an explanation for this. You guys are just pulling a really drawn out prank, right?” — She was almost pleading now.</text:p>
      <text:p text:style-name="P427">Sunset growled in frustration.</text:p>
      <text:p text:style-name="P425">— “No, we aren’t. Look, Twilight, you wanted the truth, well here it is!” — She leaned back in her chair and crossed her arms. — “I told you, you couldn’t handle it.”</text:p>
      <text:p text:style-name="P425">— “No, it’s not that! I just… I thought… I was hoping…”</text:p>
      <text:p text:style-name="P428">— “That I was wrong?”</text:p>
      <text:p text:style-name="P427"><text:soft-page-break/>Twilight picked up her lunch, look very tired.</text:p>
      <text:p text:style-name="P429">— “I need some time alone.” — She walked off to the last unoccupied table, slumping into her chair.</text:p>
      <text:p text:style-name="P429">— “Oh my, she looks pretty distraught,” — Fluttershy said.</text:p>
      <text:p text:style-name="P429">— “Yeah…” — Sunset nodded. Her face instantly brightened up. — “Well, that was fun!”</text:p>
      <text:p text:style-name="Text_20_body">Rainbow opened her mouth, no doubt to give Sunset a verbal lashing, but Applejack beat her to it.</text:p>
      <text:p text:style-name="P429">— “Sunset, why do you hate her so much?”</text:p>
      <text:p text:style-name="P429">— “I don’t hate her.”</text:p>
      <text:p text:style-name="Думки_20_Сансет">I don’t?</text:p>
      <text:p text:style-name="P429">— “I hate the other Twilight Sparkle.”</text:p>
      <text:p text:style-name="Думки_20_Сансет">Okay, that makes sense.</text:p>
      <text:p text:style-name="P429">— “I just… mildly dislike her because they share the same face.”</text:p>
      <text:p text:style-name="P430">Rarity poked at her salad.</text:p>
      <text:p text:style-name="P429">—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31">— “Alright, can someone please explain to me what’s going on?” — It had been a general question, but his eyes were locked on Sunset. — “Why is Twilight acting like she doesn’t remember… well, anything?”</text:p>
      <text:p text:style-name="P432">— “It’s simple,” — Sunset smiled, throwing extra venom into her words. — “That’s not the Twilight Sparkle you fell in love with.”</text:p>
      <text:p text:style-name="P430">Flash’s face turned red.</text:p>
      <text:p text:style-name="P432"><text:soft-page-break/>— “Well I-I don’t know if I… wait, what do you mean that isn’t the same Twilight Sparkle? She looks just the same.”</text:p>
      <text:p text:style-name="P432">—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30">Flash stared at her before turning to the other girls.</text:p>
      <text:p text:style-name="P433">— “Can one of you help me out here?”</text:p>
      <text:p text:style-name="P430">Applejack shrugged.</text:p>
      <text:p text:style-name="P433">— “Sorry, Flash, but it’s pretty much like Sunset said. That Twilight Sparkle and the Twilight Sparkle from last week are two different Twilight Sparkles.”</text:p>
      <text:p text:style-name="P433">—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34">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35">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008">Крок</text:span> 8: <text:span text:style-name="T1009">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36"><text:span text:style-name="Emphasis">1: Get rid of Twilight Sparkle.</text:span></text:p>
      <text:p text:style-name="P437">Check.</text:p>
      <text:p text:style-name="P436"><text:span text:style-name="Emphasis">2: Revenge on Flash Sentry.</text:span></text:p>
      <text:p text:style-name="P437">She shrugged. She had done that more or less. Check.</text:p>
      <text:p text:style-name="P436"><text:span text:style-name="Emphasis">3: Make friends with the five most annoying girls in school.</text:span></text:p>
      <text:p text:style-name="P43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38">As she walked down the hall, boots squeaking against the polished floors, Sunset thought.</text:p>
      <text:p text:style-name="Думки_20_Сансет">Why can’t life just be that simple? Everyone hates me, I hate them, and we all just go about our day.</text:p>
      <text:p text:style-name="P438">Instead, she was being forced to stop hating and make friends, completely ruining an otherwise perfect system. </text:p>
      <text:p text:style-name="Думки_20_Сансет">Until the curse is lifted. Then I can go right back to hating everyone.</text:p>
      <text:p text:style-name="P43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40">— “Hello, Sunset, how are you today?” — Rarity asked with genuine sweetness.</text:p>
      <text:p text:style-name="P440">— “Alright, I guess,” — Sunset replied in a languid manner.</text:p>
      <text:p text:style-name="P441">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40">— “Are you doing anything after school today?”</text:p>
      <text:p text:style-name="P442">Sunset dropped her head into her hand.</text:p>
      <text:p text:style-name="P440">— “Yeah, detention.”</text:p>
      <text:p text:style-name="Думки_20_Сансет">Again.</text:p>
      <text:p text:style-name="P443">Rarity snapped her fingers.</text:p>
      <text:p text:style-name="P440">— “Drat, I forgot about your, ahem, punishments. How long do you have to serve detention for?”</text:p>
      <text:p text:style-name="P440">— “A month,” — Sunset said sourly.</text:p>
      <text:p text:style-name="P440">— “Well…” — Rarity twirled a finger through her purple curls. — “I suppose that’s better than the alternative of getting suspended… or expelled. Ms. Celestia was pretty forgiving, don’t you think?”</text:p>
      <text:p text:style-name="P440">—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44">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45">—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45">— “Ms. Shimmer, I asked you a question. Are you even paying attention to the lecture?”</text:p>
      <text:p text:style-name="P445">— “No, not really.” — Sunset cringed.</text:p>
      <text:p text:style-name="P446">It was times like this she desperately missed lying. However, the rest of the class seemed to have gotten a laugh out of her snide remark. </text:p>
      <text:p text:style-name="P447">Mr. Noteworthy’s scowl deepened and he said.</text:p>
      <text:p text:style-name="Діалог">“Well then, I guess I’ll just have to talk to the principal about adding on another day of detention for you. Perhaps then the lesson will sink in.”</text:p>
      <text:p text:style-name="P447">Ignoring the sniggering going on behind her, Sunset sank into her chair.</text:p>
      <text:p text:style-name="P445">—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48">Sunset looked down at her food, smirking to herself.</text:p>
      <text:p text:style-name="Думки_20_Сансет">What’s the matter, Sparkle? Trouble in friendship paradise?</text:p>
      <text:p text:style-name="P448">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49">Sunset counted the heads at the table. Someone was missing.</text:p>
      <text:p text:style-name="Думки_20_Сансет">Where did Pinkie…?</text:p>
      <text:p text:style-name="P450">— “Hiya, Sunset!”</text:p>
      <text:p text:style-name="P450">— “<text:span text:style-name="Emphasis">Gah!</text:span>” — Sunset nearly fell out of her chair at the sudden manifestation of Pinkie Pie. — “Pinkie!” — Sunset fumed. — “Don’t do that! You nearly gave me a heart attack!”</text:p>
      <text:p text:style-name="P451">Pinkie dropped into the chair next to her and gave an apologetic smile.</text:p>
      <text:p text:style-name="P450">—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52">Sunset watched with dispassion as Pinkie cackled like a cheesy villain, throwing her hands in the air.</text:p>
      <text:p text:style-name="P450">— “You have problems.”</text:p>
      <text:p text:style-name="P452">Pinkie stopped laughing and shrugged.</text:p>
      <text:p text:style-name="P450"><text:soft-page-break/>— “My mom says I eat too much candy.” — She reached into her hair and pulled out a lollipop. — “But I can stop anytime I want to.” </text:p>
      <text:p text:style-name="P453">— “Uh-huh. Is there a particular reason you came to bug me, or are you just shooting to be extra annoying today?”</text:p>
      <text:p text:style-name="P452">Pinkie stuck the sucker into her mouth and frowned.</text:p>
      <text:p text:style-name="P453">— “Boy, someone must have woken up with a lemon in her mouth, because you are <text:span text:style-name="T44">sour.</text:span> I just wanted to see why you were alone.”</text:p>
      <text:p text:style-name="P452">Sunset went back to eating her salad.</text:p>
      <text:p text:style-name="P453">— “I happen to enjoy eating alone.”</text:p>
      <text:p text:style-name="P453">— “Why?” — Pinkie asked innocently.</text:p>
      <text:p text:style-name="P453">— “Because I dislike spending time with other people.”</text:p>
      <text:p text:style-name="P453">— “Why?”</text:p>
      <text:p text:style-name="P453">— “Because I don’t like other people.”</text:p>
      <text:p text:style-name="P453">—“Why?”</text:p>
      <text:p text:style-name="P453">— Because people are annoying! And if you say ‘why’ one more time, I will rip your tongue out and feed it to you!</text:p>
      <text:p text:style-name="P452">Pinkie blinked, still slurping on her lollipop.</text:p>
      <text:p text:style-name="P454">— “Has anyone told you, you have anger issues?”</text:p>
      <text:p text:style-name="P452">Sunset took a calming breath.</text:p>
      <text:p text:style-name="P454">— “It’s been brought up before.” </text:p>
      <text:p text:style-name="P455">Pinkie leaned in and wrapped an arm around her.</text:p>
      <text:p text:style-name="P454">— “That’s okay! I used to be sad a lot when I was younger, but then, I met friends who taught me to always see the bright side of things! You just need to stop being such a sourpuss mcgrumpypants and make friends! And smile more, definitely smile more!”</text:p>
      <text:p text:style-name="P454">— “You’re the second person to tell me that.” — Sunset looked at Pinkie’s arm, then gave her warning glance. — “And do you not remember rule number one?”</text:p>
      <text:p text:style-name="P454">— <text:span text:style-name="T1010">Не розмовляти про бійцівський клуб?</text:span></text:p>
      <text:p text:style-name="P455"><text:soft-page-break/>Sunset was caught between the urge to slam her face against the table or choke Pinkie until she was blue.</text:p>
      <text:p text:style-name="P456">— <text:span text:style-name="T1010">Ти абсолютно безнадійна.</text:span></text:p>
      <text:p text:style-name="P457">— <text:span text:style-name="T1011">Хей, ти друга людина яка каже це </text:span><text:span text:style-name="Emphasis"><text:span text:style-name="T1011">мені</text:span></text:span><text:span text:style-name="T1011">!</text:span> <text:span text:style-name="T1011">Дивно, чи не так?</text:span></text:p>
      <text:p text:style-name="P455">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58">— “That’s strike two!” — Rainbow called.</text:p>
      <text:p text:style-name="P458">— “Strike two?” — Sunset held up her hands in confusion. — “What was strike one?”</text:p>
      <text:p text:style-name="P458">— “Probably yelling at Fluttershy,” — Pinkie answered.</text:p>
      <text:p text:style-name="P458">—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58">— “Hey, Sunset, wait!” — Pinkie caught up to her, nimbly weaving through the crowd. — “You should come to Sugarcube Corner with us after school!”</text:p>
      <text:p text:style-name="P458">— “Can’t, I have detention.”</text:p>
      <text:p text:style-name="P458">— “Aww, bummer. What about tomorrow?”</text:p>
      <text:p text:style-name="P459">Sunset looked back at her.</text:p>
      <text:p text:style-name="P458">— “Pinkie, I have detention for the rest of the month and then some.”</text:p>
      <text:p text:style-name="P458">—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60">— “Well, nothing is still better than this,” — she grumbled, dragging the wet mop across the floor.</text:p>
      <text:p text:style-name="P461">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62">Sunset leaned against one of the sinks and crossed her arms.</text:p>
      <text:p text:style-name="P460">— “Alright, Twilight, come out of there,” — she said tersely.</text:p>
      <text:p text:style-name="P462"><text:soft-page-break/>There was a gasp, followed by the sound of an unlocking bolt before Twilight stuck her head out of the stall, her face streaked with tear marks.</text:p>
      <text:p text:style-name="P460">— “H-How did you know it was me?”</text:p>
      <text:p text:style-name="P460">— “I saw your dorky boots. Why are you in here anyway? Doesn’t your dad pick you up?”</text:p>
      <text:p text:style-name="P463">Twilight fully emerged from her hiding place, wiping her eyes on the back of her hand.</text:p>
      <text:p text:style-name="P460">— “He had to stay late at work today, so I have to walk home…”</text:p>
      <text:p text:style-name="P463">Sunset raised a brow.</text:p>
      <text:p text:style-name="P460">— “Why didn’t you walk home with any of the girls?”</text:p>
      <text:p text:style-name="P463">She must have found the root of the problem, because at the mention of the five, Twilight bit her lip and avoided Sunset’s eyes.</text:p>
      <text:p text:style-name="P463">A grin began to creep back across Sunset’s face.</text:p>
      <text:p text:style-name="P460">— “What, have they driven you crazy already? It’s okay, I can barely stand them either.”</text:p>
      <text:p text:style-name="P463">Twilight broke into a fresh wave of tears, instantly wiping Sunset’s smile away.</text:p>
      <text:p text:style-name="P460">— “I-It’s n-not that! T-They don’t want to be <text:span text:style-name="Emphasis">my</text:span> f-friend!”</text:p>
      <text:p text:style-name="P460">— “What?”</text:p>
      <text:p text:style-name="P464">Shaking her head, Twilight cried.</text:p>
      <text:p text:style-name="P460">—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65">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66">— “Twilight, look at me.”</text:p>
      <text:p text:style-name="Text_20_body">Twilight lifted her head, staring at Sunset with bloodshot eyes.</text:p>
      <text:p text:style-name="P465"><text:soft-page-break/>Sunset made a face of disgust. She reached over and pulled some paper towels out of the dispenser.</text:p>
      <text:p text:style-name="P467">— “Okay, first of all, stop crying and clean your face up; you look pathetic.”</text:p>
      <text:p text:style-name="P465">She handed the towels to Twilight, allowing her to wipe up her tears and clean her nose.</text:p>
      <text:p text:style-name="P467">—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67">— But<text:span text:style-name="T10">…</text:span></text:p>
      <text:p text:style-name="P467">—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68">Twilight wiped her eyes again.</text:p>
      <text:p text:style-name="P467">— “Do you really mean it?”</text:p>
      <text:p text:style-name="P468">Sunset nodded.</text:p>
      <text:p text:style-name="P467">— “Yeah, I do. They barely knew Twilight for three days. You have the rest of the year to make an impression.”</text:p>
      <text:p text:style-name="P467">— “I guess you’re right,” — Twilight sniffled. — “I just feel like… whenever they look at me, they’re looking for a princess…”</text:p>
      <text:p text:style-name="P467">—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69">Twilight let out a weak chuckle.</text:p>
      <text:p text:style-name="P467">— “You’re right. Rarity and Pinkie and all of them, they all seem like really nice girls. I guess I was just overreacting. If I just be myself, then they’ll just come to expect that from me.”</text:p>
      <text:p text:style-name="P467">— “If you want to simplify it to an after-school special, sure,” — Sunset said with a shrug.</text:p>
      <text:p text:style-name="P469"><text:soft-page-break/>Tossing the napkins away, Twilight grabbed her backpack and slung it over her back.</text:p>
      <text:p text:style-name="P467">— “Thanks for talking to me, Sunset. I actually feel better now.”</text:p>
      <text:p text:style-name="P467">— “Meh.”</text:p>
      <text:p text:style-name="P469">Sunset turned away, waiting for Twilight to take her leave. When she continued to stand there, Sunset asked.</text:p>
      <text:p text:style-name="P470">— “What else do you want, a cookie and a pat on the head?”</text:p>
      <text:p text:style-name="P470">— “No, I was just…” — A slight blush appeared on Twilight’s cheeks. — “I was just wondering if you wanted to walk home with me?”</text:p>
      <text:p text:style-name="P469">Sunset gave her a lidded stare.</text:p>
      <text:p text:style-name="P470">— “No. Besides, I have detention.”</text:p>
      <text:p text:style-name="P470">—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71">Sunset emerged from the bathroom shouting.</text:p>
      <text:p text:style-name="P470">— “Hey, Sparkle, wait up!” — She walked briskly, catching up to Twilight who had her hand on the entrance door.</text:p>
      <text:p text:style-name="P470">— “What is it?”</text:p>
      <text:p text:style-name="P470">— “I changed my mind. I’ll walk home with you. Just this once.”</text:p>
      <text:p text:style-name="P472">Twilight regarded her with suspicion.</text:p>
      <text:p text:style-name="P470">— “But I thought you said you had detention?”</text:p>
      <text:p text:style-name="P470">— “Yeah, which is exactly why I’m doing this. Walking you home beats mopping floors.”</text:p>
      <text:p text:style-name="Думки_20_Сансет">And yet, is still a punishment in and of itself.</text:p>
      <text:p text:style-name="P470">— “Won’t you get in more trouble for ditching?”</text:p>
      <text:p text:style-name="P470">— “Probably. I’ll cross that bridge when I get there.”</text:p>
      <text:p text:style-name="P472">Twilight took a turn in crossing her arms.</text:p>
      <text:p text:style-name="P473"><text:soft-page-break/>— “I don’t know how I feel about someone ditching detention.”</text:p>
      <text:p text:style-name="P474">Sunset groaned.</text:p>
      <text:p text:style-name="P473">— “Listen, dork, do you want my company or not?”</text:p>
      <text:p text:style-name="P474">Twilight pretended to mull it over a minute before smiling brightly at her.</text:p>
      <text:p text:style-name="P473">— “Of course!” — She pushed open the door, stepping into the fading light of day. — “I just hope you don’t get into too much trouble.”</text:p>
      <text:p text:style-name="P473">— “Pshh, they’ll just give me another day of detention. Gives Pinkie more time to plan her detention party.”</text:p>
      <text:p text:style-name="P473">— “Detention party?” </text:p>
      <text:p text:style-name="P474">With a shake of her head, Sunset said.</text:p>
      <text:p text:style-name="P473">— “That girl will make a party out of anything.”</text:p>
      <text:p text:style-name="P474">They passed the marble statue, gleaming in the light of the sun. Sunset saw Twilight eyeing it.</text:p>
      <text:p text:style-name="P473">— “Don’t even think about it. Portal’s closed for another two and a half years.”</text:p>
      <text:p text:style-name="P473">— “Two and a half years? Seems a little specific,” — Twilight mused.</text:p>
      <text:p text:style-name="P473">— “I’m pretty sure it’s based on the lunar cycle of both worlds. Our moon and their moon have to align while in their fullest phase, something that only happens two and a half years, I guess.”</text:p>
      <text:p text:style-name="P473">— “I see. You know, you seem to know a lot about that place. Where’d you get all of this information from?”</text:p>
      <text:p text:style-name="P475">— “From living there half my life,” — Sunset said matter-of-factly.</text:p>
      <text:p text:style-name="P474">Twilight stopped walking, staring at Sunset with wide eyes.</text:p>
      <text:p text:style-name="P475">— “You mean… you’re from Equin… Equa…”</text:p>
      <text:p text:style-name="P474">Sunset stopped and looked back.</text:p>
      <text:p text:style-name="P475">— “Equestria?”</text:p>
      <text:p text:style-name="P475">— “Yes! You’re from Equestria?”</text:p>
      <text:p text:style-name="P475">— “Yes.”</text:p>
      <text:p text:style-name="P475">— “You’re a pony?”</text:p>
      <text:p text:style-name="P475">— “Technically, yeah. I didn’t bring that up three days ago?”</text:p>
      <text:p text:style-name="P476"><text:soft-page-break/>— “No, not really!” — Twilight exasperated.</text:p>
      <text:p text:style-name="P476">— “Huh, I thought it would have at least been implied,” — Sunset said nonchalantly.</text:p>
      <text:p text:style-name="P476">— “How could you leave something like that out? That’s kind of important information!” — Twilight shouted.</text:p>
      <text:p text:style-name="P477">— “Because it wasn’t that important at the time. And why are you getting so worked up about this?”</text:p>
      <text:p text:style-name="P477">— “Well…” — Twilight quickly went from angry to embarrassed. — “Uh, no reason I guess… heh. I just feel like that’s something important you should tell to your friends.”</text:p>
      <text:p text:style-name="P474">Sunset rubbed her temples.</text:p>
      <text:p text:style-name="P477">— “What exactly makes you think we’re friends?”</text:p>
      <text:p text:style-name="P477">—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74">Twilight strode past Sunset, looking pleased with her response, while Sunset just stood there, gaping after her.</text:p>
      <text:p text:style-name="P478">— “I didn’t… that’s not… you… you… you…”</text:p>
      <text:p text:style-name="Думки_20_Сансет">Dammit!</text:p>
      <text:p text:style-name="P474">Sunset pulled at her hair.</text:p>
      <text:p text:style-name="Думки_20_Сансет">Quick, think of something to get her to change her mind!</text:p>
      <text:p text:style-name="P478">—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74">Sunset stood there, stunned by Twilight's embrace, her mind jumping into overdrive.</text:p>
      <text:p text:style-name="Думки_20_Сансет">Why is she thanking me? Why is she hugging me? Is she crazy? Why in the world does she want to be friends with me?</text:p>
      <text:p text:style-name="P474">Out loud she asked the foremost question on her mind.</text:p>
      <text:p text:style-name="P479"><text:soft-page-break/>— “What are you talking about?”</text:p>
      <text:p text:style-name="P474">Twilight took a step back, releasing Sunset from her hug.</text:p>
      <text:p text:style-name="P479">— “Well, it’s not that I don’t believe the story you told me, but, Pinkie must have been exaggerating when she said you turned into a monster, right?”</text:p>
      <text:p text:style-name="P474">Sunset felt her stomach drop. She put her hands in her pockets and walked past Twilight.</text:p>
      <text:p text:style-name="P479">— “No, she wasn’t,” — she said, her voice now hoarse. — “I really did turn into a monster.”</text:p>
      <text:p text:style-name="P479">— “But… but why?” — Twilight ran to catch up with her. — “Sure, you’re a little mean, but… you aren’t evil…”</text:p>
      <text:p text:style-name="P480">—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74">Sunset reached up and wiped her face. She clenched her teeth and said sternly.</text:p>
      <text:p text:style-name="P480">— “And no, I’m not going to talk any more about it. The less said, the better.”</text:p>
      <text:p text:style-name="P474">Twilight looked at her with sad eyes.</text:p>
      <text:p text:style-name="P480">— “Alright then… but, I still don’t think you’re evil. Not anymore at least.”</text:p>
      <text:p text:style-name="P474">There was a moment of silence between them before Sunset asked.</text:p>
      <text:p text:style-name="P480">— “What were you doing out so late that night anyway?”</text:p>
      <text:p text:style-name="P480">—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80">— “You spent all day studying in the library?” — Sunset laughed. — “Geez, you <text:span text:style-name="Emphasis">are</text:span> a nerd.”</text:p>
      <text:p text:style-name="P481">— “Hey!” — Twilight looked indignant. — “What about you? Aren’t you the smartest girl in school?”</text:p>
      <text:p text:style-name="P481"><text:soft-page-break/>— “Yeah, but I don’t have to study, it all just comes naturally. Except for history.”</text:p>
      <text:p text:style-name="P474">Twilight snorted.</text:p>
      <text:p text:style-name="P481">— “You have a hard time in history?” </text:p>
      <text:p text:style-name="P481">— “Yes, but it isn’t my fault. It’s boring, and there’s too many dates to remember! And all you humans do is kill each other!”</text:p>
      <text:p text:style-name="P481">— “We do more than that,” — Twilight argued. — “Sure, we have our flaws, but we’ve accomplished so much by working together. I mean, we’ve put a man on the moon and sent a rover to Mars! Has the pony world ever done that?”</text:p>
      <text:p text:style-name="P481">— “No,” — Sunset admitted. — “But we did lock a mare <text:span text:style-name="Emphasis">inside</text:span><text:span text:style-name="T44"> </text:span>the moon.”</text:p>
      <text:p text:style-name="P481">— “You… locked someone inside the moon?”</text:p>
      <text:p text:style-name="P481">— “Yeah, long story.” — Sunset waved it off.</text:p>
      <text:p text:style-name="P482">Twilight laughed again.</text:p>
      <text:p text:style-name="P481">— “Well, if you’re really having trouble, maybe I could tutor you sometime,” she offered.</text:p>
      <text:p text:style-name="P482">Sunset rolled her eyes.</text:p>
      <text:p text:style-name="P481">—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82">Twilight stopped in front of a light blue one with a small fountain in front of the porch. She beamed at Sunset, blushing slightly.</text:p>
      <text:p text:style-name="P483">— “Thanks again for walking me home.”</text:p>
      <text:p text:style-name="P483">— “Meh.”</text:p>
      <text:p text:style-name="P483">— Is that all you say whenever someone thanks you?”</text:p>
      <text:p text:style-name="P483">— “More or less.” — Sunset shrugged.</text:p>
      <text:p text:style-name="P482"><text:soft-page-break/>Twilight shook her head in disbelief.</text:p>
      <text:p text:style-name="P484">— “Oh!” — She lit up and reached into her backpack. — “I can’t believe I almost forgot again. I’ve been meaning to give this back to you.” — She pulled out a small, pink unicorn and held it up to Sunset. — “You left this on the bridge. I, um, thought you might want it back.”</text:p>
      <text:p text:style-name="P482">Sunset took the unicorn into her hands, staring at it before looking back at Twilight.</text:p>
      <text:p text:style-name="P484">— “Uhh, thanks, I guess.”</text:p>
      <text:p text:style-name="P484">— “You’re welcome. See? That’s how you respond when someone says thank you.”</text:p>
      <text:p text:style-name="Text_20_body">With another roll of her eyes, Sunset turned and started her long walk home.</text:p>
      <text:p text:style-name="P485">— “Bye, Sunset! See you tomorrow!” — Twilight called enthusiastically.</text:p>
      <text:p text:style-name="P485">— “Whatever.”</text:p>
      <text:p text:style-name="P482">Sunset held up the unicorn, scrutinizing it as she thought.</text:p>
      <text:p text:style-name="Думки_20_Сансет">Perfect, I accidentally made Twilight Sparkle my friend. I hate irony.</text:p>
      <text:p text:style-name="P486">— “Almost as much as I hate you,” — she said to the unicorn named Twilight Sparkle.</text:p>
      <text:p text:style-name="P487">— “Yes,” — she made the unicorn answer in a squeaky voice. — “But now, you hate me as a friend!”</text:p>
      <text:p text:style-name="P487">— “That doesn’t make any sense.”</text:p>
      <text:p text:style-name="P487">— “Neither does friendship!”</text:p>
      <text:p text:style-name="P488">Sunset turned her head and saw a curious bystander staring at her.</text:p>
      <text:p text:style-name="P487">— “Mind your own business!” she snapped, scaring him off.</text:p>
      <text:p text:style-name="P487">— “That wasn’t very nice,” — the unicorn said.</text:p>
      <text:p text:style-name="P487">— “…Yeah, I’m so setting you on fire when I get home.”</text:p>
      <text:h text:style-name="Heading_20_1" text:outline-level="1"><text:bookmark-start text:name="__RefHeading___Toc200_788317178"/>II. Some Nights — <text:span text:style-name="T1012">Крок</text:span> 9: Послуга для Флатершай<text:bookmark-end text:name="__RefHeading___Toc200_788317178"/></text:h>
      <text:p text:style-name="P489">Sunset turned the corner and rested against the wall, taking deep, heavy breaths as she tried to recover from the sprint she had just taken. </text:p>
      <text:p text:style-name="P489">It was close by; she could still feel it, and it was only a matter of time before it found her again. Sunset wasn’t sure how much longer she could keep running. Her lungs burned, and her throat felt drier than the San Palomino Desert back in Equestria.</text:p>
      <text:p text:style-name="P489">Still, she couldn’t stay put for long. She couldn’t let herself be caught. With a deep breath, Sunset bolted down the hallway once more, leaping out of the way as one of the lockers opened up, and a pair of shadowy hands tried to snatch at her.</text:p>
      <text:p text:style-name="P489">The deformed, endless corridors that made up this haunting facsimile of Canterlot High twisted on into the darkness, and Sunset could feel herself nearly tripping on the unseen holes in the floor beneath her. </text:p>
      <text:p text:style-name="P489">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89">Only, Applejack looked like she had barely registered the kick as painful. In fact, her expression was completely vacant, and when she opened her eyes, Sunset was horrified to see them glossed over with a familiar teal coloring. </text:p>
      <text:p text:style-name="P489">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89">The entire school was filled with their bone-chilling groans, making Sunset hold her palms over her ears. Yet the noise persisted. And above the moaning, she could still hear the wing beats of her true predator.</text:p>
      <text:p text:style-name="P489">She turned down another hallway, and was devastated to see it was a dead end. There was only one other door, and it opened up to reveal one more zombie. </text:p>
      <text:p text:style-name="P489">Flash Sentry.</text:p>
      <text:p text:style-name="P489">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89">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89">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89">Sunset gazed into her maniacal blue eyes, too terrified to speak.</text:p>
      <text:p text:style-name="P489"><text:soft-page-break/>The demon just laughed, then opened her mouth wider, the inside of her throat glowing intensely. Sunset’s eyes widened in horror as she realized what was about to happen.</text:p>
      <text:p text:style-name="P489">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90">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89">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91">******</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1013">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89">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89"><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91">******</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014">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89">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89">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015">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91">******</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91">******</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91">******</text:p>
      <text:p text:style-name="P489">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89">They were only down for a second, however, and quickly scrambled back to their feet. Score rushed her again in a low tackle, while Dumbbell came around from the side. Sunset knew she was pinned, but would not be caught completely helpless. </text:p>
      <text:p text:style-name="P489"><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89">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89">Sunset jumped forward and brought her leg straight up in a powerful high kick, slamming her foot into his jaw. She heard his teeth violently clash together and watched as he even caught some air before falling onto the ground, holding his jaw.</text:p>
      <text:p text:style-name="P489">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89">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89">From her peripheral vision, Sunset watched Rainbow leap in and shoulder tackle Score onto the ground, allowing Sunset to roll onto her stomach and push herself up. The two girls locked eyes for a second, a silent showing of gratitude passing between them.</text:p>
      <text:p text:style-name="P489">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89">Rainbow merely shrugged, putting her fists up again as Score and Gilda closed in…</text:p>
      <text:p text:style-name="P492">******</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91">******</text:p>
      <text:p text:style-name="P489">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89">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89">Gilda swung out with her other hand and Sunset ducked low, just in time for Rainbow’s leg to swing over her head and kick Gilda in the cheek. </text:p>
      <text:p text:style-name="P489">While Gilda stumbled back, Sunset spun around and gave an uppercut to Score who was still reeling from another hit Rainbow had landed moments before. He fell to his knees, and Sunset karate chopped him over the back of the head, knocking him out.</text:p>
      <text:p text:style-name="P489">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89"><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89">Rainbow just managed to move her arm down in time to deflect the blow, but Gilda followed up with her fist, smashing Rainbow in the chest and sending her back a ways before turning to Sunset and bringing her foot around again.</text:p>
      <text:p text:style-name="P489">Expecting Gilda to aim for her side as well, Sunset blocked low and was rewarded with a powerful blow to the head. She crumpled to the ground, a sharp whining noise ringing in her ears and drowning out the world around her. </text:p>
      <text:p text:style-name="P489">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89">As Rainbow blocked a hard swing from Gilda, Sunset moved in from the side and slammed a fist against the side of her face. Was it a cheap shot? Yes. Did she care? Not in the slightest.</text:p>
      <text:p text:style-name="P489">Rainbow seemed to share the same opinion, for she gave Sunset a half smile and a nod of approval. They both turned their attention back to Gilda who mouthed something, but it just came out as incoherent garble to Sunset.</text:p>
      <text:p text:style-name="P489">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89">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89">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89">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89">With a final knee to the stomach, Gilda collapsed, groaning something that sounded faintly like, “Traitor.”</text:p>
      <text:p text:style-name="P489">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89">She was fully prepared to pass out, when she felt someone shaking her shoulder.</text:p>
      <text:p text:style-name="Text_20_body">“<text:span text:style-name="T44">Sunset! Hey, Shimmer! Come on, get up!”</text:span></text:p>
      <text:p text:style-name="P489">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89"><text:soft-page-break/>Rainbow shook her head. “No, we’re done.”</text:p>
      <text:p text:style-name="Text_20_body">“<text:span text:style-name="T44">What’s the matter? Scared I’ll kick your butt?”</text:span> I’m also a tad loopy when I’m tired.</text:p>
      <text:p text:style-name="P489">Holding a hand up to her face, Rainbow said, “Look… maybe… maybe you were right… about what you said earlier.”</text:p>
      <text:p text:style-name="P489">Sunset lowered her hands, giving Rainbow a perplexed look. “What?” She was honestly having a hard time recalling anything at the moment.</text:p>
      <text:p text:style-name="P489">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89">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89">Rainbow stopped walking and gave Sunset an incredulous look. “Really?”</text:p>
      <text:p text:style-name="P489">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89">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89">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89">At first, Rainbow didn’t respond, and Sunset was afraid she might have to repeat herself. Apologizing once was hard enough.</text:p>
      <text:p text:style-name="P489">Then, Rainbow turned to her and said, “I’m sorry, too.”</text:p>
      <text:p text:style-name="P489">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89">Sunset brought them to a halt, removing her arm from around Rainbow. “Alright, I think I can walk now.”</text:p>
      <text:p text:style-name="P489"><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89">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89">Sunset scoffed. “Friendship is weird.” </text:p>
      <text:p text:style-name="P491">******</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016">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89">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91">******</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91">******</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89">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89">You didn’t say please.</text:p>
      <text:h text:style-name="Heading_20_1" text:outline-level="1"><text:bookmark-start text:name="__RefHeading___Toc218_788317178"/><text:span text:style-name="T1017">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89">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91">******</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91">******</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018">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91">******</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91">******</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89">Why was she staring at me like that?</text:p>
      <text:h text:style-name="Heading_20_1" text:outline-level="1"><text:bookmark-start text:name="__RefHeading___Toc226_788317178"/><text:span text:style-name="T1019">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89">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91">******</text:p>
      <text:p text:style-name="P489">Pain. That was all she could feel. Intense, fiery pain that ate at her entire body. Yet, she could feel power coursing through every corner of being. Pure magic flooded her, drowning her in its burning embrace.</text:p>
      <text:p text:style-name="P489">It was too much.</text:p>
      <text:p text:style-name="P489">No, it wasn’t enough!</text:p>
      <text:p text:style-name="P489">Wings, claws, fangs… and fire. So much fire. She was something entirely different now. She wasn’t equine, she wasn’t human. She was a monster.</text:p>
      <text:p text:style-name="P489">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89">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89">But the ball of fire had already been thrown, set on a direct course for the six girls huddling together. This was the moment. She had finally won.</text:p>
      <text:p text:style-name="P489">Sunset laughed.</text:p>
      <text:p text:style-name="P491">******</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91"><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020">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91">******</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91">******</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91">******</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89">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89">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89">Sunset shook her head. “No thanks. You’ve done a lot already. I feel like I owe you as it is.”</text:p>
      <text:p text:style-name="P489">Rarity clicked her tongue in disappointment. “Very well. But if you change your mind, you know where to find me.”</text:p>
      <text:p text:style-name="P491">******</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91">******</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89">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91">******</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91">******</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91">******</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91">******</text:p>
      <text:p text:style-name="P489">Bone-chilling cold bit into Sunset’s skin, and she could see her breath with every puff of air she released as she ran. </text:p>
      <text:p text:style-name="P489">Running. Why was she always running?</text:p>
      <text:p text:style-name="P489">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89">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89">When Sunset opened her eyes again, she was standing in a grassy meadow. The sky overhead boasted an endless, blue calm, and gorgeous sunlight. A lone figure stood in the distance, her arms outstretched like she was welcoming the warm light.</text:p>
      <text:p text:style-name="P489">Sunset stepped forward and the sky darkened instantaneously with grim clouds. A heavy wind kicked up, ripping chunks of rock out of the very ground, yet both Sunset and the figure remained in place.</text:p>
      <text:p text:style-name="P489">Cackling erupted behind Sunset. Turning around, she saw an army of zombified students marching towards her, led by a shadow that sped across the ground. </text:p>
      <text:p text:style-name="P489">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89"><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89">With a menacing screech, Sunset hurled the fireballs down at the girls, watching them huddle together and cower.</text:p>
      <text:p text:style-name="Text_20_body">They’ll… they’ll be fine… Harmony will protect them…</text:p>
      <text:p text:style-name="P489">The fireball made contact, exploding in a plume of smoke and fire.</text:p>
      <text:p text:style-name="Text_20_body">They’ll come out and stop me now…</text:p>
      <text:p text:style-name="P489">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91">******</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91">******</text:p>
      <text:p text:style-name="P489">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89">The Wicked Witch stepped forward, flexing her claws. “Then I’ll just take them from you!”</text:p>
      <text:p text:style-name="P489">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89"><text:soft-page-break/>The Tin Girl got up first and saw the Wicked Witch making another fireball. Not too far from her was an unassuming bucket of water. The Tin Girl ran over and grabbed it. “Hey, Witch!”</text:p>
      <text:p text:style-name="P489">The Wicked Witch spun around. “What? Are you going to stand there again, cowering while I destroy your friends?”</text:p>
      <text:p text:style-name="P489">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89">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89">There was a rainbow puff of smoke, and the mighty Oz appeared, coughing and waving the cloud away. “Ack, too much magic dust.” She looked around the throne room. “Wow! You actually beat the Witch! I was betting that you’d lose.”</text:p>
      <text:p text:style-name="P489">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89">Oz wrung her hands together, sweat gathering on her brow. “Uhh, yeah, about that… Seems I’ve run out of magic for the day, so you’ll have to come back later when I’ve stocked up.”</text:p>
      <text:p text:style-name="P489">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89">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89">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91">******</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91">******</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021">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022">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89">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91">******</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91">******</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023">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89">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91">******</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89">Thunk.</text:p>
      <text:p text:style-name="Text_20_body">She dropped the erasers and walked over to the window, throwing it open and sticking her head out.</text:p>
      <text:p text:style-name="P489">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89"><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91">******</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89">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024">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025">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91">******</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91">******</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89">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91">******</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89">You know, if this is what friends do most of the time, this isn’t so bad.</text:p>
      <text:p text:style-name="P491">******</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91">******</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91">******</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89">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89">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91">******</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026">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91">******</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91">******</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91">******</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91">******</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91">******</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026">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89">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91">******</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89">But what about all the blushing and the nervous giggling? And Halloween Night?</text:p>
      <text:p text:style-name="P489">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89">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89">Maybe you should ask another question just to make sure.</text:p>
      <text:p text:style-name="P489">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89">Twilight… in love with me? Ridiculous.</text:p>
      <text:h text:style-name="Heading_20_1" text:outline-level="1"><text:bookmark-start text:name="__RefHeading___Toc256_788317178"/><text:span text:style-name="T1026">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91">******</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89">Sunset picked up a candle holder to give it a closer examination and said, “Rarity, unless you know where I can get about a thousand dollars to start paying for an apartment, there isn’t much to talk about.”</text:p>
      <text:p text:style-name="P489">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89">Rarity balled her fists. “Would you please let me finish a sentence?” </text:p>
      <text:p text:style-name="P489">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89">Sunset unstuck her tongue and said, “Thanks, but no thanks. I’m quite happy the way it is now.” In hindsight, she should have expected what Rarity’s response would be. </text:p>
      <text:p text:style-name="P489">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89">Applejack, who had been coming down the aisle, froze and pretended to be interested in some hand-stitched blankets.</text:p>
      <text:p text:style-name="P489">Rarity put a hand on Sunset’s shoulder. “Darling, you’re not a beggar. This has nothing to do with us looking down on you or anything of the sort. We’re your friends and we want you to be comfortable. Just consider them early Christmas presents.”</text:p>
      <text:p text:style-name="P489">"It’s still November.”</text:p>
      <text:p text:style-name="Text_20_body">“<text:span text:style-name="T44">Very early Christmas presents.”</text:span></text:p>
      <text:p text:style-name="P489">Sunset pressed a palm to her forehead. She honestly didn’t know why she bothered resisting at this point. “Small gifts, Rarity. Just small gifts.”</text:p>
      <text:p text:style-name="P491">******</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89">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91">******</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89">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89">Sunset saw this as a challenge.</text:p>
      <text:p text:style-name="P489">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89"><text:soft-page-break/>Flash rolled up his own, not making eye-contact. “That’s nice.” After a pause, he said, “Two-hundred and forty-two.”</text:p>
      <text:p text:style-name="P489">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89">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89">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89">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89">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89">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89">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89">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89">That Sunset had somehow stepped into a bizarre universe where maybe, possibly, with the smallest margin of chance, she’d-have-to-be-out-of-her-flipping-mind, with a one in one thousand probability, Twilight Sparkle might have a crush on her.</text:p>
      <text:p text:style-name="P489">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91">******</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91">******</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89">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026">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89">Sunset trotted into the living room with a book clutched gently between her teeth. She reached the small sitting table and stretched her neck up to spit the book onto the surface. “Daddy, it’s story time!”</text:p>
      <text:p text:style-name="P489">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89">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89">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89">Knock, knock, knock.</text:p>
      <text:p text:style-name="P489">Sunset halted her murmuring and looked at the door across the room. It was three in the morning; who else could possibly be awake?</text:p>
      <text:p text:style-name="P489">She accepted the spoon of creamy mushrooms and said, “Come in.”</text:p>
      <text:p text:style-name="P489"><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89">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89">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89"><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89">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89">Sunset jerked her head up and gave Celestia the widest smile she could muster. “Of course! They’re proud! They’re always proud! I’m the best student in the school, and they’re proud! Why wouldn’t I be happy?”</text:p>
      <text:p text:style-name="P489">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89">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89"><text:soft-page-break/>Celestia laughed again. “Well, I would hope as much. I think a pony like you would make great contributions to the fields of magic.”</text:p>
      <text:p text:style-name="P489">Sunset raised her cup again. “Thanks,” she mumbled. </text:p>
      <text:p text:style-name="P489">Celestia nodded. “Yes. Actually, with the level of magic you have already shown, I’m beginning to think perhaps you need a more focused curriculum in order to really find where you want to go.”</text:p>
      <text:p text:style-name="P489">Sunset twisted around and looked up into Celestia’s radiant face. “Princess… what are you saying?”</text:p>
      <text:p text:style-name="P489">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89">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89">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89">Sunset’s jaw hung open and almost touched the floor. Standing in front of her was a disgustingly pink… alicorn, with a shy but happy smile on her face. Her eyes shone with dangerous amounts of kindness and joy. In fact, her entire aura reeked of love. </text:p>
      <text:p text:style-name="P489">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89">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89">Cadence rubbed her horn. “Heh, it was nothing, really. I was just trying to keep my family safe. I really didn’t think spreading love and happiness would make me a princess.”</text:p>
      <text:p text:style-name="P489">Sunset’s eye almost popped out of her head. “She gets to be a princess too?”</text:p>
      <text:p text:style-name="P489">Celestia nodded. “Yes. She is heir to an ancient kingdom that shall reveal itself in due time. But she has a long road ahead of her before she is ready to rule it.”</text:p>
      <text:p text:style-name="P489">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89">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89">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89">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89">Cadence frowned. “Sunset, you’ve been studying all week.”</text:p>
      <text:p text:style-name="P489"><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89">Sunset’s blood boiled. “What, are you spying on me and ‘Auntie’ Celestia’s conversations too? What I do with my life is none of your business!”</text:p>
      <text:p text:style-name="P489">Cadence sighed. “Fine, fine. Come on, girls.” </text:p>
      <text:p text:style-name="P489">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89">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89">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89">A silence fell between them; the shouting match continued between their eyes. Neither one blinked nor looked away.</text:p>
      <text:p text:style-name="P489">Celestia slowly spread her wings out and narrowed her already thin eyes. “Very well, Sunset. If we cannot move past this… then I’m afraid you are dismissed from my tutelage.”</text:p>
      <text:p text:style-name="P489">Sunset staggered back and bumped against the bookcase. She tried to breathe, but it felt like someone had punched her in the chest. “You’re… you’re kicking me out?”</text:p>
      <text:p text:style-name="P489">Celestia turned away, nodding to the guards that had accompanied her. “Unless you can learn some patience and humility, your studies end here. You may continue attending my school, but you are no longer welcome in this castle.”</text:p>
      <text:p text:style-name="P489">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89">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89">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89">Nothing happened.</text:p>
      <text:p text:style-name="Text_20_body">“<text:span text:style-name="T44">What the…?” She tried again but felt no connection to her magic. Breathing hard, she lifted her hoof… thing to her forehead. </text:span></text:p>
      <text:p text:style-name="P489">It was bare.</text:p>
      <text:p text:style-name="P489"><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89">But the most glaring thing she noticed about her transformation was the lack of her horn. “No, no, no!” She started crawling for the portal. “I can’t live without magic!”</text:p>
      <text:p text:style-name="P489">She froze. Celestia would know by now what had happened. What if she was waiting for Sunset to come back? She would throw her in the dungeon for assaulting the guards and… whatever it was that she had just done. Either way, she’d lose her magic.</text:p>
      <text:p text:style-name="P489">It was either stay here where she was free at least. Or go back home and be imprisoned. </text:p>
      <text:p text:style-name="P489">Sunset weighed her actions. Could she get used to this alien body and world? She didn’t even know what she was or if the creatures here were hostile.</text:p>
      <text:p text:style-name="Text_20_body">“<text:span text:style-name="T44">Hey!”</text:span></text:p>
      <text:p text:style-name="P489">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89">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89"><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89">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89">The boy looked at her like she had indeed asked an obvious question. “Canterlot City.”</text:p>
      <text:p text:style-name="P489">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89">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89"><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89">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89">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89">Fluttershy whimpered. </text:p>
      <text:p text:style-name="P489">Sunset straightened up and gave her a condescending smirk. “You wanna know why no one in this school bothers to help you? A. Because they all think you’re a spineless coward. And B. No one cares about your stupid animals.”</text:p>
      <text:p text:style-name="P489">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89">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89">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89">Sunset dropped her duffle bag next to the statue. The forecast had warned her it was going to be chilly tonight, so she packed a blanket and a thermos of hot soup. She sat down in front of the base and placed a palm against the cool marble.</text:p>
      <text:p text:style-name="P489">The reflective face seemed to ripple in front of her, and soon, an image appeared. The throne drifted into view and with it, Celestia sitting on her dais.</text:p>
      <text:p text:style-name="P489">Sunset smirked to herself. She couldn’t believe Celestia had decided to move the mirror into the throne room. It was like she wanted Sunset to spy on her. If only she could get audio with the stupid thing!</text:p>
      <text:p text:style-name="P489">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89">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89">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89">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89">Sunset wrenched the old factory door open and grinned at Flash. “Cryptic text. ‘I need to talk to you.’ Well, what’s up?”</text:p>
      <text:p text:style-name="P489">Flash stood on her doorstep, not wearing his usual goofy trying-to-be-cool smile, but looking anxious and tense. He rubbed the back of his head and <text:soft-page-break/>looked away. “Yeah. Listen, Sunset, there’s no easy way to say this but… I-I’m… I’m breaking up with you.”</text:p>
      <text:p text:style-name="P489">Sunset stared at him, an odd ache stirring in her heart. She forced a laugh and said, “No, seriously. What’s up? I know you didn’t drive across town just to tell me that.”</text:p>
      <text:p text:style-name="Text_20_body">“<text:span text:style-name="T44">Actually, I kinda did.”</text:span></text:p>
      <text:p text:style-name="P489">The smile slid from her face. “You’re breaking up with me?”</text:p>
      <text:p text:style-name="P489">Flash nodded.</text:p>
      <text:p text:style-name="P489">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89">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89">Flash crossed his arms. “You heard me. You’re a self-centered, bossy, manipulating, egomaniac, and I—”</text:p>
      <text:p text:style-name="P489">Slap!</text:p>
      <text:p text:style-name="P489">Flash staggered back, holding both hands against his cheek.</text:p>
      <text:p text:style-name="P489">Sunset's breath came out hard, her face red and splotchy. “You wanna grow a spine now? Fine, go ahead. Just remember, I’ve got two year’s worth of dirt on you too! Remember all the things you helped me do! So if I go down, I’m dragging you with me!” she shrieked. </text:p>
      <text:p text:style-name="P489"><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89">The crown landed in Sunset’s hands and she stared hungrily at it. “At last! More power than I could ever imagine!” Sunset raised the crown high and jammed it on her head, unable to wipe the look of triumph on her face.</text:p>
      <text:p text:style-name="P489">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89">Pain rocked her entire being, not just her body but her soul as well. She was being torn in two. She was being burned from the inside out. </text:p>
      <text:p text:style-name="P489">She was crying. </text:p>
      <text:p text:style-name="P489">She was laughing.</text:p>
      <text:p text:style-name="P489">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91">******</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027">Крок</text:span> 27: Law of the Universe<text:bookmark-end text:name="__RefHeading___Toc262_788317178"/></text:h>
      <text:p text:style-name="P489">The sky was dyed a beautiful shade of azure. The sun touched the horizon and set it on fire, bathing the buildings of Canterlot in its glowing embers.</text:p>
      <text:p text:style-name="P489">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89">She sat in the embrace of her mother and father. Their coats felt soft and warm beneath her fingers. Her mother ran a hoof through her hair, while her father whispered, “We’re so proud of you, Sunset.”</text:p>
      <text:p text:style-name="P489">And for once, that was all Sunset wanted to hear.</text:p>
      <text:p text:style-name="P489">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89">Sunset never liked her.</text:p>
      <text:p text:style-name="P489">Up and down the street she went until she finally came to a small park in front of the castle. It was empty, save for a solitary figure at the top of the hill. Sunset climbed towards them, her heart beating faster and faster the closer she got.</text:p>
      <text:p text:style-name="P489">It was Twilight waiting for her at the top. She smiled at Sunset and pointed to Canterlot Castle. “Is this what you wanted to show me?”</text:p>
      <text:p text:style-name="P489">Sunset nodded. “Yeah? Do you like it?”</text:p>
      <text:p text:style-name="P489">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89"><text:soft-page-break/>Sunset straightened up and looked at Twilight’s large, purple eyes. So curious. So kind. So trusting. There was an intense fluttering in Sunset’s stomach as she leaned closer to Twilight.</text:p>
      <text:p text:style-name="P491">******</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91">******</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89">Sunset held a finger against the switch. “All right, this is it.”</text:p>
      <text:p text:style-name="P489">Twilight pressed a pencil against her notepad. “Initialize first test in three… two… one… now!”</text:p>
      <text:p text:style-name="P489">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89">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89">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89">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91">******</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91">******</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89">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91">******</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027">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91">******</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91">******</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89"><text:soft-page-break/>Too many sad thoughts. Think of something happy!</text:p>
      <text:p text:style-name="Text_20_body">Twilight popped into her brain.</text:p>
      <text:p text:style-name="P489">Something else!</text:p>
      <text:p text:style-name="Text_20_body">Unfortunately, the image of Twilight sitting with Sunset on Christmas morning lodged itself within Sunset’s brain. She could almost smell the scent of lavender Twilight always wore.</text:p>
      <text:p text:style-name="P489">Nope, don’t think about it.</text:p>
      <text:p text:style-name="Text_20_body">Twilight smiled and waved at her.</text:p>
      <text:p text:style-name="P489">Don’t think about it!</text:p>
      <text:p text:style-name="Text_20_body">Twilight leaned against her arm.</text:p>
      <text:p text:style-name="P489">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89">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91">******</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028">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89">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91">******</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89">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89">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89">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89">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89">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029">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91">******</text:p>
      <text:p text:style-name="P489">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89">Sunset’s face heated up. “It’s nice to meet you too.”</text:p>
      <text:p text:style-name="P489">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89">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89">Sunset stood up and put her hand out. “Yes. It’s nice to meet you Mr. Night Light—oof!”</text:p>
      <text:p text:style-name="P489">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89">Sunset was tired of blushing for the day, but her face lit up regardless. “It was no… well, I was just… you’re welcome,” Sunset mumbled, looking away.</text:p>
      <text:p text:style-name="P489">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89">Twilight’s smile widened.</text:p>
      <text:p text:style-name="Text_20_body">“<text:span text:style-name="T44">We’re going to be drinking a </text:span>lot <text:span text:style-name="T44">of coffee,” Sunset said.</text:span></text:p>
      <text:p text:style-name="P491"><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91">******</text:p>
      <text:p text:style-name="P489">Four tall, empty cups of coffee cluttered Twilight’s desk. Only one of them had belonged to Sunset.</text:p>
      <text:p text:style-name="P489">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89">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89">Twilight laughed so loud, Sunset swore the other Twilight could hear it. “Are you kidding? I loved your motorcycle! It was so fast, like, vroom, vroom!” Twilight got up and started running in circles.</text:p>
      <text:p text:style-name="P489">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89">The flammable bed.</text:p>
      <text:p text:style-name="P489">The blow torch spat out a tongue of fire.</text:p>
      <text:p text:style-name="P489">Sunset jumped up and snatched the blow torch away. “You know, maybe we should save all the torching for tomorrow and do it outside? Or anywhere else where we won’t burn alive.”</text:p>
      <text:p text:style-name="P489">Spike made a low growl of agreement.</text:p>
      <text:p text:style-name="Text_20_body">“<text:span text:style-name="T44">Well, what else are we going to do? We still need to attach the turbine and find a power sourceandlockintheturningmechanismandadjustthespokesand—”</text:span></text:p>
      <text:p text:style-name="P489">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89">Clacking keys filled the silent void. Sunset made a few adjustments, but mostly watched Twilight. The computer light illuminated her pale, pretty face. Sunset looked back down at the bolt she was wrenching in. She was more tired than she thought.</text:p>
      <text:p text:style-name="P489">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89">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91">******</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91">******</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89">Sunset gazed upon a small mountain of unopened moving boxes taking up enough room to make parking a car inside impossible.</text:p>
      <text:p text:style-name="P489">Shining saw her expression. “We downsized.”</text:p>
      <text:p text:style-name="Text_20_body">“<text:span text:style-name="T44">Clearly.”</text:span></text:p>
      <text:p text:style-name="P489">In the corner closest to the door was a white desk and a work bench. Shining nodded toward it. “All yours. Just keep it down.”</text:p>
      <text:p text:style-name="Text_20_body">“<text:span text:style-name="T44">Thanks, Shiny,” Twilight said.</text:span></text:p>
      <text:p text:style-name="P489">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89">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89">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89">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89">Shining turned and walked out. “Well, at least it’s legal.”</text:p>
      <text:p text:style-name="P489">Twilight sighed and set the box on the table. “You know, this was going to my little lab space. As soon as dad finished unpacking.”</text:p>
      <text:p text:style-name="P489">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89">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91">******</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89">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89">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89">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89">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91">******</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89">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029">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91">******</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91">******</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029">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91">******</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89">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91">******</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030">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89">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91">******</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89">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89">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030">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89">You’re very special to me, Sunset.</text:p>
      <text:p text:style-name="P489">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89">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89">Two hours. Just two more hours. Come one, Rarity, don’t let me down.</text:p>
      <text:p text:style-name="P491">******</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91">******</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91">******</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89">Twilight. What can I do to make you trust me again?</text:p>
      <text:p text:style-name="P491">******</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91">******</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91">******</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030">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91">******</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89">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89">Maybe I can knock him out and tie him up! Keep him my prisoner!</text:p>
      <text:p text:style-name="P489">Stop, you’re making it worse!</text:p>
      <text:p text:style-name="P489">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91">******</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91">******</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91">******</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89">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030">Крок</text:span> 36: The Trouble With Trixie<text:bookmark-end text:name="__RefHeading___Toc290_788317178"/></text:h>
      <text:p text:style-name="P489">It was the eeriest thing Sunset had ever experienced.</text:p>
      <text:p text:style-name="P489">Students filled the halls—talking, laughing, walking around and conversing with each other. One dribbled a basketball around.</text:p>
      <text:p text:style-name="P489">Yet none of them made a sound.</text:p>
      <text:p text:style-name="P489">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89">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89">A cold frost spread through her veins, and she ran down the halls, desperate to find her friends. Her heavy footfalls still made no noise whatsoever. She even stopped to bang her hand against a locker. Still silent.</text:p>
      <text:p text:style-name="P489">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89">Rainbow, however, continued to ignore her. She occasionally glared in Applejack’s direction, but she made no acknowledgment of Sunset’s presence.</text:p>
      <text:p text:style-name="P489">Sunset moved on to Applejack and waved a hand in front of her face. “Come on, you can hear me, right?”</text:p>
      <text:p text:style-name="P489">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89">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89">Twilight stood in the doorway, arms folded across her chest, eyes narrowed and mouth set in a thin line. She walked forward, thunder clapping with every step she took.</text:p>
      <text:p text:style-name="P489">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89">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89">Sunset raised her hands in defense. “I know, but I was different back then! I don’t want them fighting now! I want to fix it!”</text:p>
      <text:p text:style-name="P489">The corners of Twilight’s mouth twisted upwards into a smug grin. “You want to know how to fix it? Maybe I’ll tell you if you can catch me!” Twilight took off back down the halls, laughing gleefully.</text:p>
      <text:p text:style-name="P489">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89">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89">Twilight twisted a finger through her hair. “Look at the proud Sunset Shimmer, asking me for help. How the mighty have fallen.”</text:p>
      <text:p text:style-name="P489">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89">Sunset pressed her teeth together. “Why are you being so mean?”</text:p>
      <text:p text:style-name="Text_20_body">“<text:span text:style-name="T44">Why are you being so stupid?”</text:span></text:p>
      <text:p text:style-name="P489">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89"><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89">Sunset growled, her resistance to hitting Twilight slipping by the second. “My pride isn’t an issue here; I know when to swallow it.</text:p>
      <text:p text:style-name="P489">Twilight spread her arms wide. “And yet, you continued to sleep in a factory after you made ‘friends.’ You still refuse to even acknowledge that Princess Twilight helped—” Her head snapped to the side as Sunset held her hand out.</text:p>
      <text:p text:style-name="P489">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89">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89">Sunset curled her fingers. “You… you’re—”</text:p>
      <text:p text:style-name="P489">A bright light erupted from behind the imposter Twilight, making her shriek in pain. Her features dissolved into a familiar shadow, then sped away across the lockers.</text:p>
      <text:p text:style-name="P489"><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89">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91">******</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91">******</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91">******</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91">******</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031">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91">******</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89">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89">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91"><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032">Крок</text:span> 38: Princess Royale<text:bookmark-end text:name="__RefHeading___Toc294_788317178"/></text:h>
      <text:p text:style-name="P489">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91">******</text:p>
      <text:p text:style-name="P489">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89">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91">******</text:p>
      <text:p text:style-name="P489">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91">******</text:p>
      <text:p text:style-name="P489">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89">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91">******</text:p>
      <text:p text:style-name="P489">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91"><text:soft-page-break/>******</text:p>
      <text:p text:style-name="P489">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89">Totally part robot.</text:p>
      <text:p text:style-name="P491">******</text:p>
      <text:p text:style-name="P489">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89">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033">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89">Tis the season to be dead poor. Falalalala lalalala.</text:p>
      <text:p text:style-name="P491">******</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91">******</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91">******</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91">******</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91">******</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89">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91">******</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033">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89">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91">******</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91">******</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91">******</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91">******</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89">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033">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91">******</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91">******</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89">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91">******</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91">******</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91">******</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91">******</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89">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034">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91">******</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91"><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91">******</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91">******</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89">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91">******</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7T19:36:23.274968872</dc:date>
    <meta:editing-duration>P5DT16H33M57S</meta:editing-duration>
    <meta:editing-cycles>5273</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4" meta:word-count="212385" meta:character-count="1199866" meta:non-whitespace-character-count="995072"/>
  </office:meta>
</office:document-meta>
</file>